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46pt"/>
    </style:style>
    <style:style style:name="co3" style:family="table-column">
      <style:table-column-properties fo:break-before="auto" style:column-width="51.25pt"/>
    </style:style>
    <style:style style:name="co4" style:family="table-column">
      <style:table-column-properties fo:break-before="auto" style:column-width="59.16pt"/>
    </style:style>
    <style:style style:name="co5" style:family="table-column">
      <style:table-column-properties fo:break-before="auto" style:column-width="99.69pt"/>
    </style:style>
    <style:style style:name="co6" style:family="table-column">
      <style:table-column-properties fo:break-before="auto" style:column-width="66.44pt"/>
    </style:style>
    <style:style style:name="co7" style:family="table-column">
      <style:table-column-properties fo:break-before="auto" style:column-width="121.69pt"/>
    </style:style>
    <style:style style:name="co8" style:family="table-column">
      <style:table-column-properties fo:break-before="auto" style:column-width="121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fo:color="#ce181e"/>
    </style:style>
    <style:style style:name="ce3" style:family="table-cell" style:parent-style-name="Default" style:data-style-name="N61">
      <style:text-properties style:use-window-font-color="true"/>
    </style:style>
    <style:style style:name="ce4" style:family="table-cell" style:parent-style-name="Default" style:data-style-name="N61">
      <style:text-properties fo:color="#ed1c24"/>
    </style:style>
    <style:style style:name="ce5" style:family="table-cell" style:parent-style-name="Default" style:data-style-name="N61">
      <style:table-cell-properties fo:background-color="#fff200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add58a"/>
    </style:style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 style:data-style-name="N6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e=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table:style-name="Default" office:value-type="string" calcext:value-type="string">
            <text:p>alpha_f</text:p>
          </table:table-cell>
          <table:table-cell table:style-name="Default" office:value-type="string" calcext:value-type="string">
            <text:p>dt</text:p>
          </table:table-cell>
          <table:table-cell table:style-name="Default" office:value-type="string" calcext:value-type="string">
            <text:p>Pe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" office:value-type="float" office:value="20" calcext:value-type="float">
            <text:p>2.00E+01</text:p>
          </table:table-cell>
          <table:table-cell table:style-name="ce1" office:value-type="float" office:value="0.1" calcext:value-type="float">
            <text:p>1.00E-01</text:p>
          </table:table-cell>
          <table:table-cell table:style-name="ce5" table:formula="of:=[.B2]*[.A2]/[.E2]" office:value-type="float" office:value="2" calcext:value-type="float">
            <text:p>2.00E+00</text:p>
          </table:table-cell>
          <table:table-cell office:value-type="float" office:value="0.000000369" calcext:value-type="float">
            <text:p>3.69E-0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table:style-name="Default" office:value-type="string" calcext:value-type="string">
            <text:p>dx</text:p>
          </table:table-cell>
          <table:table-cell table:style-name="Default" office:value-type="string" calcext:value-type="string">
            <text:p>sigma</text:p>
          </table:table-cell>
          <table:table-cell table:style-name="Default"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 table:style-name="Default"/>
          <table:table-cell office:value-type="string" calcext:value-type="string">
            <text:p>d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Default" table:formula="of:=[.$A$2]/[.B6]" office:value-type="float" office:value="2.5" calcext:value-type="float">
            <text:p>2.5</text:p>
          </table:table-cell>
          <table:table-cell table:style-name="Default" table:formula="of:=[.$B$2]*[.$D$2]/[.C6]" office:value-type="float" office:value="0.00000001476" calcext:value-type="float">
            <text:p>1.476E-08</text:p>
          </table:table-cell>
          <table:table-cell table:style-name="Default" table:formula="of:=[.$C$2]*[.$D$2]/[.C6]/[.C6]" office:value-type="float" office:value="0.00000011808" calcext:value-type="float">
            <text:p>1.1808E-07</text:p>
          </table:table-cell>
          <table:table-cell table:formula="of:=[.D6]*[.D6]" office:value-type="float" office:value="2.178576E-016" calcext:value-type="float">
            <text:p>2.178576E-16</text:p>
          </table:table-cell>
          <table:table-cell table:formula="of:=[.D6]+[.E6]*2" office:value-type="float" office:value="0.00000025092" calcext:value-type="float">
            <text:p>2.5092E-07</text:p>
          </table:table-cell>
          <table:table-cell table:style-name="ce8"/>
          <table:table-cell table:style-name="ce1" table:formula="of:=0.47*[.C6]*[.C6]/[.$C$2]" office:value-type="float" office:value="1.46875" calcext:value-type="float">
            <text:p>1.47E+00</text:p>
          </table:table-cell>
          <table:table-cell table:style-name="ce1" table:formula="of:=0.99/([.$B$2]/[.C6] + 2*[.$C$2]/[.C6]/[.C6])" office:value-type="float" office:value="1.45588235294118" calcext:value-type="float">
            <text:p>1.46E+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2" office:value-type="float" office:value="16" calcext:value-type="float">
            <text:p>16</text:p>
          </table:table-cell>
          <table:table-cell table:style-name="Default" table:formula="of:=[.$A$2]/[.B7]" office:value-type="float" office:value="1.25" calcext:value-type="float">
            <text:p>1.25</text:p>
          </table:table-cell>
          <table:table-cell table:style-name="Default" table:formula="of:=[.$B$2]*[.$D$2]/[.C7]" office:value-type="float" office:value="0.00000002952" calcext:value-type="float">
            <text:p>2.952E-08</text:p>
          </table:table-cell>
          <table:table-cell table:style-name="Default" table:formula="of:=[.$C$2]*[.$D$2]/[.C7]/[.C7]" office:value-type="float" office:value="0.00000047232" calcext:value-type="float">
            <text:p>4.7232E-07</text:p>
          </table:table-cell>
          <table:table-cell table:formula="of:=[.D7]*[.D7]" office:value-type="float" office:value="8.714304E-016" calcext:value-type="float">
            <text:p>8.714304E-16</text:p>
          </table:table-cell>
          <table:table-cell table:formula="of:=[.D7]+[.E7]*2" office:value-type="float" office:value="0.00000097416" calcext:value-type="float">
            <text:p>9.7416E-07</text:p>
          </table:table-cell>
          <table:table-cell table:style-name="Default"/>
          <table:table-cell table:style-name="ce1" table:formula="of:=0.47*[.C7]*[.C7]/[.$C$2]" office:value-type="float" office:value="0.3671875" calcext:value-type="float">
            <text:p>3.67E-01</text:p>
          </table:table-cell>
          <table:table-cell table:style-name="ce1" table:formula="of:=0.99/([.$B$2]/[.C7] + 2*[.$C$2]/[.C7]/[.C7])" office:value-type="float" office:value="0.375" calcext:value-type="float">
            <text:p>3.75E-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2" office:value-type="float" office:value="32" calcext:value-type="float">
            <text:p>32</text:p>
          </table:table-cell>
          <table:table-cell table:style-name="Default" table:formula="of:=[.$A$2]/[.B8]" office:value-type="float" office:value="0.625" calcext:value-type="float">
            <text:p>0.625</text:p>
          </table:table-cell>
          <table:table-cell table:style-name="Default" table:formula="of:=[.$B$2]*[.$D$2]/[.C8]" office:value-type="float" office:value="0.00000005904" calcext:value-type="float">
            <text:p>5.904E-08</text:p>
          </table:table-cell>
          <table:table-cell table:style-name="Default" table:formula="of:=[.$C$2]*[.$D$2]/[.C8]/[.C8]" office:value-type="float" office:value="0.00000188928" calcext:value-type="float">
            <text:p>1.88928E-06</text:p>
          </table:table-cell>
          <table:table-cell table:formula="of:=[.D8]*[.D8]" office:value-type="float" office:value="3.4857216E-015" calcext:value-type="float">
            <text:p>3.4857216E-15</text:p>
          </table:table-cell>
          <table:table-cell table:formula="of:=[.D8]+[.E8]*2" office:value-type="float" office:value="0.0000038376" calcext:value-type="float">
            <text:p>3.8376E-06</text:p>
          </table:table-cell>
          <table:table-cell table:style-name="Default"/>
          <table:table-cell table:style-name="ce1" table:formula="of:=0.47*[.C8]*[.C8]/[.$C$2]" office:value-type="float" office:value="0.091796875" calcext:value-type="float">
            <text:p>9.18E-02</text:p>
          </table:table-cell>
          <table:table-cell table:style-name="ce1" table:formula="of:=0.99/([.$B$2]/[.C8] + 2*[.$C$2]/[.C8]/[.C8])" office:value-type="float" office:value="0.0951923076923077" calcext:value-type="float">
            <text:p>9.52E-0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2" office:value-type="float" office:value="64" calcext:value-type="float">
            <text:p>64</text:p>
          </table:table-cell>
          <table:table-cell table:style-name="Default" table:formula="of:=[.$A$2]/[.B9]" office:value-type="float" office:value="0.3125" calcext:value-type="float">
            <text:p>0.3125</text:p>
          </table:table-cell>
          <table:table-cell table:style-name="Default" table:formula="of:=[.$B$2]*[.$D$2]/[.C9]" office:value-type="float" office:value="0.00000011808" calcext:value-type="float">
            <text:p>1.1808E-07</text:p>
          </table:table-cell>
          <table:table-cell table:style-name="Default" table:formula="of:=[.$C$2]*[.$D$2]/[.C9]/[.C9]" office:value-type="float" office:value="0.00000755712" calcext:value-type="float">
            <text:p>7.55712E-06</text:p>
          </table:table-cell>
          <table:table-cell table:formula="of:=[.D9]*[.D9]" office:value-type="float" office:value="0.0000000000000139428864" calcext:value-type="float">
            <text:p>1.39428864E-14</text:p>
          </table:table-cell>
          <table:table-cell table:formula="of:=[.D9]+[.E9]*2" office:value-type="float" office:value="0.00001523232" calcext:value-type="float">
            <text:p>1.523232E-05</text:p>
          </table:table-cell>
          <table:table-cell table:style-name="Default"/>
          <table:table-cell table:style-name="ce1" table:formula="of:=0.47*[.C9]*[.C9]/[.$C$2]" office:value-type="float" office:value="0.02294921875" calcext:value-type="float">
            <text:p>2.29E-02</text:p>
          </table:table-cell>
          <table:table-cell table:style-name="ce1" table:formula="of:=0.99/([.$B$2]/[.C9] + 2*[.$C$2]/[.C9]/[.C9])" office:value-type="float" office:value="0.0239825581395349" calcext:value-type="float">
            <text:p>2.40E-0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2" office:value-type="float" office:value="128" calcext:value-type="float">
            <text:p>128</text:p>
          </table:table-cell>
          <table:table-cell table:style-name="Default" table:formula="of:=[.$A$2]/[.B10]" office:value-type="float" office:value="0.15625" calcext:value-type="float">
            <text:p>0.15625</text:p>
          </table:table-cell>
          <table:table-cell table:style-name="Default" table:formula="of:=[.$B$2]*[.$D$2]/[.C10]" office:value-type="float" office:value="0.00000023616" calcext:value-type="float">
            <text:p>2.3616E-07</text:p>
          </table:table-cell>
          <table:table-cell table:style-name="Default" table:formula="of:=[.$C$2]*[.$D$2]/[.C10]/[.C10]" office:value-type="float" office:value="0.00003022848" calcext:value-type="float">
            <text:p>3.022848E-05</text:p>
          </table:table-cell>
          <table:table-cell table:formula="of:=[.D10]*[.D10]" office:value-type="float" office:value="0.0000000000000557715456" calcext:value-type="float">
            <text:p>5.57715456E-14</text:p>
          </table:table-cell>
          <table:table-cell table:formula="of:=[.D10]+[.E10]*2" office:value-type="float" office:value="0.00006069312" calcext:value-type="float">
            <text:p>6.069312E-05</text:p>
          </table:table-cell>
          <table:table-cell table:style-name="ce8"/>
          <table:table-cell table:style-name="ce1" table:formula="of:=0.47*[.C10]*[.C10]/[.$C$2]" office:value-type="float" office:value="0.0057373046875" calcext:value-type="float">
            <text:p>5.74E-03</text:p>
          </table:table-cell>
          <table:table-cell table:style-name="ce1" table:formula="of:=0.99/([.$B$2]/[.C10] + 2*[.$C$2]/[.C10]/[.C10])" office:value-type="float" office:value="0.00601896887159533" calcext:value-type="float">
            <text:p>6.02E-0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2" office:value-type="float" office:value="256" calcext:value-type="float">
            <text:p>256</text:p>
          </table:table-cell>
          <table:table-cell table:style-name="Default" table:formula="of:=[.$A$2]/[.B11]" office:value-type="float" office:value="0.078125" calcext:value-type="float">
            <text:p>0.078125</text:p>
          </table:table-cell>
          <table:table-cell table:style-name="Default" table:formula="of:=[.$B$2]*[.$D$2]/[.C11]" office:value-type="float" office:value="0.00000047232" calcext:value-type="float">
            <text:p>4.7232E-07</text:p>
          </table:table-cell>
          <table:table-cell table:style-name="Default" table:formula="of:=[.$C$2]*[.$D$2]/[.C11]/[.C11]" office:value-type="float" office:value="0.00012091392" calcext:value-type="float">
            <text:p>0.00012091392</text:p>
          </table:table-cell>
          <table:table-cell table:formula="of:=[.D11]*[.D11]" office:value-type="float" office:value="0.0000000000002230861824" calcext:value-type="float">
            <text:p>2.230861824E-13</text:p>
          </table:table-cell>
          <table:table-cell table:formula="of:=[.D11]+[.E11]*2" office:value-type="float" office:value="0.00024230016" calcext:value-type="float">
            <text:p>0.00024230016</text:p>
          </table:table-cell>
          <table:table-cell table:style-name="ce9"/>
          <table:table-cell table:style-name="ce1" table:formula="of:=0.47*[.C11]*[.C11]/[.$C$2]" office:value-type="float" office:value="0.001434326171875" calcext:value-type="float">
            <text:p>1.43E-03</text:p>
          </table:table-cell>
          <table:table-cell table:style-name="ce1" table:formula="of:=0.99/([.$B$2]/[.C11] + 2*[.$C$2]/[.C11]/[.C11])" office:value-type="float" office:value="0.00150767543859649" calcext:value-type="float">
            <text:p>1.51E-0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2" office:value-type="float" office:value="512" calcext:value-type="float">
            <text:p>512</text:p>
          </table:table-cell>
          <table:table-cell table:style-name="Default" table:formula="of:=[.$A$2]/[.B12]" office:value-type="float" office:value="0.0390625" calcext:value-type="float">
            <text:p>0.0390625</text:p>
          </table:table-cell>
          <table:table-cell table:style-name="Default" table:formula="of:=[.$B$2]*[.$D$2]/[.C12]" office:value-type="float" office:value="0.00000094464" calcext:value-type="float">
            <text:p>9.4464E-07</text:p>
          </table:table-cell>
          <table:table-cell table:style-name="Default" table:formula="of:=[.$C$2]*[.$D$2]/[.C12]/[.C12]" office:value-type="float" office:value="0.00048365568" calcext:value-type="float">
            <text:p>0.00048365568</text:p>
          </table:table-cell>
          <table:table-cell table:formula="of:=[.D12]*[.D12]" office:value-type="float" office:value="0.0000000000008923447296" calcext:value-type="float">
            <text:p>8.923447296E-13</text:p>
          </table:table-cell>
          <table:table-cell table:formula="of:=[.D12]+[.E12]*2" office:value-type="float" office:value="0.000968256" calcext:value-type="float">
            <text:p>0.000968256</text:p>
          </table:table-cell>
          <table:table-cell table:style-name="ce8"/>
          <table:table-cell table:style-name="ce1" table:formula="of:=0.47*[.C12]*[.C12]/[.$C$2]" office:value-type="float" office:value="0.00035858154296875" calcext:value-type="float">
            <text:p>3.59E-04</text:p>
          </table:table-cell>
          <table:table-cell table:style-name="ce1" table:formula="of:=0.99/([.$B$2]/[.C12] + 2*[.$C$2]/[.C12]/[.C12])" office:value-type="float" office:value="0.000377286585365854" calcext:value-type="float">
            <text:p>3.77E-0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2" office:value-type="float" office:value="1024" calcext:value-type="float">
            <text:p>1024</text:p>
          </table:table-cell>
          <table:table-cell table:style-name="Default" table:formula="of:=[.$A$2]/[.B13]" office:value-type="float" office:value="0.01953125" calcext:value-type="float">
            <text:p>0.01953125</text:p>
          </table:table-cell>
          <table:table-cell table:style-name="Default" table:formula="of:=[.$B$2]*[.$D$2]/[.C13]" office:value-type="float" office:value="0.00000188928" calcext:value-type="float">
            <text:p>1.88928E-06</text:p>
          </table:table-cell>
          <table:table-cell table:style-name="Default" table:formula="of:=[.$C$2]*[.$D$2]/[.C13]/[.C13]" office:value-type="float" office:value="0.00193462272" calcext:value-type="float">
            <text:p>0.00193462272</text:p>
          </table:table-cell>
          <table:table-cell table:formula="of:=[.D13]*[.D13]" office:value-type="float" office:value="0.0000000000035693789184" calcext:value-type="float">
            <text:p>3.5693789184E-12</text:p>
          </table:table-cell>
          <table:table-cell table:formula="of:=[.D13]+[.E13]*2" office:value-type="float" office:value="0.00387113472" calcext:value-type="float">
            <text:p>0.00387113472</text:p>
          </table:table-cell>
          <table:table-cell table:style-name="ce8"/>
          <table:table-cell table:style-name="ce1" table:formula="of:=0.47*[.C13]*[.C13]/[.$C$2]" office:value-type="float" office:value="0.0000896453857421875" calcext:value-type="float">
            <text:p>8.96E-05</text:p>
          </table:table-cell>
          <table:table-cell table:style-name="ce1" table:formula="of:=0.99/([.$B$2]/[.C13] + 2*[.$C$2]/[.C13]/[.C13])" office:value-type="float" office:value="0.0000943676793557833" calcext:value-type="float">
            <text:p>9.44E-0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*2" office:value-type="float" office:value="2048" calcext:value-type="float">
            <text:p>2048</text:p>
          </table:table-cell>
          <table:table-cell table:style-name="Default" table:formula="of:=[.$A$2]/[.B14]" office:value-type="float" office:value="0.009765625" calcext:value-type="float">
            <text:p>0.009765625</text:p>
          </table:table-cell>
          <table:table-cell table:style-name="Default" table:formula="of:=[.$B$2]*[.$D$2]/[.C14]" office:value-type="float" office:value="0.00000377856" calcext:value-type="float">
            <text:p>3.77856E-06</text:p>
          </table:table-cell>
          <table:table-cell table:style-name="Default" table:formula="of:=[.$C$2]*[.$D$2]/[.C14]/[.C14]" office:value-type="float" office:value="0.00773849088" calcext:value-type="float">
            <text:p>0.00773849088</text:p>
          </table:table-cell>
          <table:table-cell table:formula="of:=[.D14]*[.D14]" office:value-type="float" office:value="0.0000000000142775156736" calcext:value-type="float">
            <text:p>1.42775156736E-11</text:p>
          </table:table-cell>
          <table:table-cell table:formula="of:=[.D14]+[.E14]*2" office:value-type="float" office:value="0.01548076032" calcext:value-type="float">
            <text:p>0.01548076032</text:p>
          </table:table-cell>
          <table:table-cell table:style-name="ce8"/>
          <table:table-cell table:style-name="ce1" table:formula="of:=0.47*[.C14]*[.C14]/[.$C$2]" office:value-type="float" office:value="0.0000224113464355469" calcext:value-type="float">
            <text:p>2.24E-05</text:p>
          </table:table-cell>
          <table:table-cell table:style-name="ce1" table:formula="of:=0.99/([.$B$2]/[.C14] + 2*[.$C$2]/[.C14]/[.C14])" office:value-type="float" office:value="0.0000235976781791555" calcext:value-type="float">
            <text:p>2.36E-0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*2" office:value-type="float" office:value="4096" calcext:value-type="float">
            <text:p>4096</text:p>
          </table:table-cell>
          <table:table-cell table:style-name="Default" table:formula="of:=[.$A$2]/[.B15]" office:value-type="float" office:value="0.0048828125" calcext:value-type="float">
            <text:p>0.0048828125</text:p>
          </table:table-cell>
          <table:table-cell table:style-name="Default" table:formula="of:=[.$B$2]*[.$D$2]/[.C15]" office:value-type="float" office:value="0.00000755712" calcext:value-type="float">
            <text:p>7.55712E-06</text:p>
          </table:table-cell>
          <table:table-cell table:style-name="Default" table:formula="of:=[.$C$2]*[.$D$2]/[.C15]/[.C15]" office:value-type="float" office:value="0.03095396352" calcext:value-type="float">
            <text:p>0.03095396352</text:p>
          </table:table-cell>
          <table:table-cell table:formula="of:=[.D15]*[.D15]" office:value-type="float" office:value="0.0000000000571100626944" calcext:value-type="float">
            <text:p>5.71100626944E-11</text:p>
          </table:table-cell>
          <table:table-cell table:formula="of:=[.D15]+[.E15]*2" office:value-type="float" office:value="0.06191548416" calcext:value-type="float">
            <text:p>0.06191548416</text:p>
          </table:table-cell>
          <table:table-cell table:style-name="ce8"/>
          <table:table-cell table:style-name="ce1" table:formula="of:=0.47*[.C15]*[.C15]/[.$C$2]" office:value-type="float" office:value="0.00000560283660888672" calcext:value-type="float">
            <text:p>5.60E-06</text:p>
          </table:table-cell>
          <table:table-cell table:style-name="ce1" table:formula="of:=0.99/([.$B$2]/[.C15] + 2*[.$C$2]/[.C15]/[.C15])" office:value-type="float" office:value="0.0000059001396008788" calcext:value-type="float">
            <text:p>5.90E-0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*2" office:value-type="float" office:value="8192" calcext:value-type="float">
            <text:p>8192</text:p>
          </table:table-cell>
          <table:table-cell table:style-name="Default" table:formula="of:=[.$A$2]/[.B16]" office:value-type="float" office:value="0.00244140625" calcext:value-type="float">
            <text:p>0.00244140625</text:p>
          </table:table-cell>
          <table:table-cell table:style-name="Default" table:formula="of:=[.$B$2]*[.$D$2]/[.C16]" office:value-type="float" office:value="0.00001511424" calcext:value-type="float">
            <text:p>1.511424E-05</text:p>
          </table:table-cell>
          <table:table-cell table:style-name="Default" table:formula="of:=[.$C$2]*[.$D$2]/[.C16]/[.C16]" office:value-type="float" office:value="0.12381585408" calcext:value-type="float">
            <text:p>0.12381585408</text:p>
          </table:table-cell>
          <table:table-cell table:formula="of:=[.D16]*[.D16]" office:value-type="float" office:value="0.0000000002284402507776" calcext:value-type="float">
            <text:p>2.284402507776E-10</text:p>
          </table:table-cell>
          <table:table-cell table:formula="of:=[.D16]+[.E16]*2" office:value-type="float" office:value="0.2476468224" calcext:value-type="float">
            <text:p>0.2476468224</text:p>
          </table:table-cell>
          <table:table-cell table:style-name="ce8"/>
          <table:table-cell table:style-name="ce1" table:formula="of:=0.47*[.C16]*[.C16]/[.$C$2]" office:value-type="float" office:value="0.00000140070915222168" calcext:value-type="float">
            <text:p>1.40E-06</text:p>
          </table:table-cell>
          <table:table-cell table:style-name="ce1" table:formula="of:=0.99/([.$B$2]/[.C16] + 2*[.$C$2]/[.C16]/[.C16])" office:value-type="float" office:value="0.00000147512492371071" calcext:value-type="float">
            <text:p>1.48E-0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*2" office:value-type="float" office:value="16384" calcext:value-type="float">
            <text:p>16384</text:p>
          </table:table-cell>
          <table:table-cell table:style-name="Default" table:formula="of:=[.$A$2]/[.B17]" office:value-type="float" office:value="0.001220703125" calcext:value-type="float">
            <text:p>0.001220703125</text:p>
          </table:table-cell>
          <table:table-cell table:style-name="Default" table:formula="of:=[.$B$2]*[.$D$2]/[.C17]" office:value-type="float" office:value="0.00003022848" calcext:value-type="float">
            <text:p>3.022848E-05</text:p>
          </table:table-cell>
          <table:table-cell table:style-name="Default" table:formula="of:=[.$C$2]*[.$D$2]/[.C17]/[.C17]" office:value-type="float" office:value="0.49526341632" calcext:value-type="float">
            <text:p>0.49526341632</text:p>
          </table:table-cell>
          <table:table-cell table:formula="of:=[.D17]*[.D17]" office:value-type="float" office:value="0.0000000009137610031104" calcext:value-type="float">
            <text:p>9.137610031104E-10</text:p>
          </table:table-cell>
          <table:table-cell table:formula="of:=[.D17]+[.E17]*2" office:value-type="float" office:value="0.99055706112" calcext:value-type="float">
            <text:p>0.99055706112</text:p>
          </table:table-cell>
          <table:table-cell table:style-name="Default"/>
          <table:table-cell table:style-name="ce1" table:formula="of:=0.47*[.C17]*[.C17]/[.$C$2]" office:value-type="float" office:value="0.00000035017728805542" calcext:value-type="float">
            <text:p>3.50E-07</text:p>
          </table:table-cell>
          <table:table-cell table:style-name="ce1" table:formula="of:=0.99/([.$B$2]/[.C17] + 2*[.$C$2]/[.C17]/[.C17])" office:value-type="float" office:value="0.00000036879248489426" calcext:value-type="float">
            <text:p>3.69E-0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*2" office:value-type="float" office:value="32768" calcext:value-type="float">
            <text:p>32768</text:p>
          </table:table-cell>
          <table:table-cell table:style-name="Default" table:formula="of:=[.$A$2]/[.B18]" office:value-type="float" office:value="0.0006103515625" calcext:value-type="float">
            <text:p>0.0006103515625</text:p>
          </table:table-cell>
          <table:table-cell table:style-name="Default" table:formula="of:=[.$B$2]*[.$D$2]/[.C18]" office:value-type="float" office:value="0.00006045696" calcext:value-type="float">
            <text:p>6.045696E-05</text:p>
          </table:table-cell>
          <table:table-cell table:style-name="Default" table:formula="of:=[.$C$2]*[.$D$2]/[.C18]/[.C18]" office:value-type="float" office:value="1.98105366528" calcext:value-type="float">
            <text:p>1.98105366528</text:p>
          </table:table-cell>
          <table:table-cell table:formula="of:=[.D18]*[.D18]" office:value-type="float" office:value="0.0000000036550440124416" calcext:value-type="float">
            <text:p>3.6550440124416E-09</text:p>
          </table:table-cell>
          <table:table-cell table:formula="of:=[.D18]+[.E18]*2" office:value-type="float" office:value="3.96216778752" calcext:value-type="float">
            <text:p>3.96216778752</text:p>
          </table:table-cell>
          <table:table-cell table:style-name="Default"/>
          <table:table-cell table:style-name="ce1" table:formula="of:=0.47*[.C18]*[.C18]/[.$C$2]" office:value-type="float" office:value="0.000000087544322013855" calcext:value-type="float">
            <text:p>8.75E-08</text:p>
          </table:table-cell>
          <table:table-cell table:style-name="ce1" table:formula="of:=0.99/([.$B$2]/[.C18] + 2*[.$C$2]/[.C18]/[.C18])" office:value-type="float" office:value="0.0000000921995280337824" calcext:value-type="float">
            <text:p>9.22E-0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*2" office:value-type="float" office:value="65536" calcext:value-type="float">
            <text:p>65536</text:p>
          </table:table-cell>
          <table:table-cell table:style-name="Default" table:formula="of:=[.$A$2]/[.B19]" office:value-type="float" office:value="0.00030517578125" calcext:value-type="float">
            <text:p>0.00030517578125</text:p>
          </table:table-cell>
          <table:table-cell table:style-name="Default" table:formula="of:=[.$B$2]*[.$D$2]/[.C19]" office:value-type="float" office:value="0.00012091392" calcext:value-type="float">
            <text:p>0.00012091392</text:p>
          </table:table-cell>
          <table:table-cell table:style-name="Default" table:formula="of:=[.$C$2]*[.$D$2]/[.C19]/[.C19]" office:value-type="float" office:value="7.92421466112" calcext:value-type="float">
            <text:p>7.92421466112</text:p>
          </table:table-cell>
          <table:table-cell table:formula="of:=[.D19]*[.D19]" office:value-type="float" office:value="0.0000000146201760497664" calcext:value-type="float">
            <text:p>1.46201760497664E-08</text:p>
          </table:table-cell>
          <table:table-cell table:formula="of:=[.D19]+[.E19]*2" office:value-type="float" office:value="15.84855023616" calcext:value-type="float">
            <text:p>15.84855023616</text:p>
          </table:table-cell>
          <table:table-cell table:style-name="Default"/>
          <table:table-cell table:style-name="ce1" table:formula="of:=0.47*[.C19]*[.C19]/[.$C$2]" office:value-type="float" office:value="0.0000000218860805034637" calcext:value-type="float">
            <text:p>2.19E-08</text:p>
          </table:table-cell>
          <table:table-cell table:style-name="ce1" table:formula="of:=0.99/([.$B$2]/[.C19] + 2*[.$C$2]/[.C19]/[.C19])" office:value-type="float" office:value="0.0000000230500578637477" calcext:value-type="float">
            <text:p>2.31E-0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*2" office:value-type="float" office:value="131072" calcext:value-type="float">
            <text:p>131072</text:p>
          </table:table-cell>
          <table:table-cell table:style-name="Default" table:formula="of:=[.$A$2]/[.B20]" office:value-type="float" office:value="0.000152587890625" calcext:value-type="float">
            <text:p>0.000152587890625</text:p>
          </table:table-cell>
          <table:table-cell table:style-name="Default" table:formula="of:=[.$B$2]*[.$D$2]/[.C20]" office:value-type="float" office:value="0.00024182784" calcext:value-type="float">
            <text:p>0.00024182784</text:p>
          </table:table-cell>
          <table:table-cell table:style-name="Default" table:formula="of:=[.$C$2]*[.$D$2]/[.C20]/[.C20]" office:value-type="float" office:value="31.69685864448" calcext:value-type="float">
            <text:p>31.69685864448</text:p>
          </table:table-cell>
          <table:table-cell table:formula="of:=[.D20]*[.D20]" office:value-type="float" office:value="0.0000000584807041990656" calcext:value-type="float">
            <text:p>5.84807041990656E-08</text:p>
          </table:table-cell>
          <table:table-cell table:formula="of:=[.D20]+[.E20]*2" office:value-type="float" office:value="63.3939591168" calcext:value-type="float">
            <text:p>63.3939591168</text:p>
          </table:table-cell>
          <table:table-cell table:style-name="Default"/>
          <table:table-cell table:style-name="ce1" table:formula="of:=0.47*[.C20]*[.C20]/[.$C$2]" office:value-type="float" office:value="0.00000000547152012586594" calcext:value-type="float">
            <text:p>5.47E-09</text:p>
          </table:table-cell>
          <table:table-cell table:style-name="ce1" table:formula="of:=0.99/([.$B$2]/[.C20] + 2*[.$C$2]/[.C20]/[.C20])" office:value-type="float" office:value="0.00000000576253644810124" calcext:value-type="float">
            <text:p>5.76E-0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*2" office:value-type="float" office:value="262144" calcext:value-type="float">
            <text:p>262144</text:p>
          </table:table-cell>
          <table:table-cell table:style-name="Default" table:formula="of:=[.$A$2]/[.B21]" office:value-type="float" office:value="0.0000762939453125" calcext:value-type="float">
            <text:p>7.62939453125E-05</text:p>
          </table:table-cell>
          <table:table-cell table:style-name="Default" table:formula="of:=[.$B$2]*[.$D$2]/[.C21]" office:value-type="float" office:value="0.00048365568" calcext:value-type="float">
            <text:p>0.00048365568</text:p>
          </table:table-cell>
          <table:table-cell table:style-name="Default" table:formula="of:=[.$C$2]*[.$D$2]/[.C21]/[.C21]" office:value-type="float" office:value="126.78743457792" calcext:value-type="float">
            <text:p>126.78743457792</text:p>
          </table:table-cell>
          <table:table-cell table:formula="of:=[.D21]*[.D21]" office:value-type="float" office:value="0.000000233922816796262" calcext:value-type="float">
            <text:p>2.33922816796262E-07</text:p>
          </table:table-cell>
          <table:table-cell table:formula="of:=[.D21]+[.E21]*2" office:value-type="float" office:value="253.57535281152" calcext:value-type="float">
            <text:p>253.57535281152</text:p>
          </table:table-cell>
          <table:table-cell table:style-name="Default"/>
          <table:table-cell table:style-name="ce1" table:formula="of:=0.47*[.C21]*[.C21]/[.$C$2]" office:value-type="float" office:value="0.00000000136788003146648" calcext:value-type="float">
            <text:p>1.37E-09</text:p>
          </table:table-cell>
          <table:table-cell table:style-name="ce1" table:formula="of:=0.99/([.$B$2]/[.C21] + 2*[.$C$2]/[.C21]/[.C21])" office:value-type="float" office:value="0.00000000144063685981157" calcext:value-type="float">
            <text:p>1.44E-0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*2" office:value-type="float" office:value="524288" calcext:value-type="float">
            <text:p>524288</text:p>
          </table:table-cell>
          <table:table-cell table:style-name="Default" table:formula="of:=[.$A$2]/[.B22]" office:value-type="float" office:value="0.00003814697265625" calcext:value-type="float">
            <text:p>3.814697265625E-05</text:p>
          </table:table-cell>
          <table:table-cell table:style-name="Default" table:formula="of:=[.$B$2]*[.$D$2]/[.C22]" office:value-type="float" office:value="0.00096731136" calcext:value-type="float">
            <text:p>0.00096731136</text:p>
          </table:table-cell>
          <table:table-cell table:style-name="Default" table:formula="of:=[.$C$2]*[.$D$2]/[.C22]/[.C22]" office:value-type="float" office:value="507.14973831168" calcext:value-type="float">
            <text:p>507.14973831168</text:p>
          </table:table-cell>
          <table:table-cell table:formula="of:=[.D22]*[.D22]" office:value-type="float" office:value="0.00000093569126718505" calcext:value-type="float">
            <text:p>9.3569126718505E-07</text:p>
          </table:table-cell>
          <table:table-cell table:formula="of:=[.D22]+[.E22]*2" office:value-type="float" office:value="1014.30044393472" calcext:value-type="float">
            <text:p>1014.30044393472</text:p>
          </table:table-cell>
          <table:table-cell table:style-name="Default"/>
          <table:table-cell table:style-name="ce1" table:formula="of:=0.47*[.C22]*[.C22]/[.$C$2]" office:value-type="float" office:value="0.000000000341970007866621" calcext:value-type="float">
            <text:p>3.42E-10</text:p>
          </table:table-cell>
          <table:table-cell table:style-name="ce1" table:formula="of:=0.99/([.$B$2]/[.C22] + 2*[.$C$2]/[.C22]/[.C22])" office:value-type="float" office:value="0.000000000360159558427159" calcext:value-type="float">
            <text:p>3.60E-1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2" office:value-type="float" office:value="1048576" calcext:value-type="float">
            <text:p>1048576</text:p>
          </table:table-cell>
          <table:table-cell table:style-name="Default" table:formula="of:=[.$A$2]/[.B23]" office:value-type="float" office:value="0.000019073486328125" calcext:value-type="float">
            <text:p>1.9073486328125E-05</text:p>
          </table:table-cell>
          <table:table-cell table:style-name="Default" table:formula="of:=[.$B$2]*[.$D$2]/[.C23]" office:value-type="float" office:value="0.00193462272" calcext:value-type="float">
            <text:p>0.00193462272</text:p>
          </table:table-cell>
          <table:table-cell table:style-name="Default" table:formula="of:=[.$C$2]*[.$D$2]/[.C23]/[.C23]" office:value-type="float" office:value="2028.59895324672" calcext:value-type="float">
            <text:p>2028.59895324672</text:p>
          </table:table-cell>
          <table:table-cell table:formula="of:=[.D23]*[.D23]" office:value-type="float" office:value="0.0000037427650687402" calcext:value-type="float">
            <text:p>3.7427650687402E-06</text:p>
          </table:table-cell>
          <table:table-cell table:formula="of:=[.D23]+[.E23]*2" office:value-type="float" office:value="4057.19984111616" calcext:value-type="float">
            <text:p>4057.19984111616</text:p>
          </table:table-cell>
          <table:table-cell table:style-name="Default"/>
          <table:table-cell table:style-name="ce1" table:formula="of:=0.47*[.C23]*[.C23]/[.$C$2]" office:value-type="float" office:value="0.0000000000854925019666553" calcext:value-type="float">
            <text:p>8.55E-11</text:p>
          </table:table-cell>
          <table:table-cell table:style-name="ce1" table:formula="of:=0.99/([.$B$2]/[.C23] + 2*[.$C$2]/[.C23]/[.C23])" office:value-type="float" office:value="0.0000000000900399325411343" calcext:value-type="float">
            <text:p>9.00E-1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u_f</text:p>
          </table:table-cell>
          <table:table-cell table:style-name="Default" office:value-type="string" calcext:value-type="string">
            <text:p>alpha_f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ErrThd</text:p>
          </table:table-cell>
          <table:table-cell office:value-type="string" calcext:value-type="string">
            <text:p>tStep</text:p>
          </table:table-cell>
          <table:table-cell office:value-type="string" calcext:value-type="string">
            <text:p>nCell</text:p>
          </table:table-cell>
          <table:table-cell office:value-type="string" calcext:value-type="string">
            <text:p>Temp_1</text:p>
          </table:table-cell>
          <table:table-cell office:value-type="string" calcext:value-type="string">
            <text:p>Temp_nC</text:p>
          </table:table-cell>
          <table:table-cell office:value-type="string" calcext:value-type="string">
            <text:p>discL2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01" office:value-type="float" office:value="0.00000001" calcext:value-type="float">
            <text:p>1.00E-08</text:p>
          </table:table-cell>
          <table:table-cell table:style-name="ce7" table:formula="of:=[.C26]*[.B26]/[.D2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4755" calcext:value-type="float">
            <text:p>24755</text:p>
          </table:table-cell>
          <table:table-cell office:value-type="float" office:value="32" calcext:value-type="float">
            <text:p>32</text:p>
          </table:table-cell>
          <table:table-cell office:value-type="float" office:value="1.197" calcext:value-type="float">
            <text:p>1.197</text:p>
          </table:table-cell>
          <table:table-cell office:value-type="float" office:value="1.002" calcext:value-type="float">
            <text:p>1.002</text:p>
          </table:table-cell>
          <table:table-cell office:value-type="float" office:value="0.774" calcext:value-type="float">
            <text:p>0.7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035" office:value-type="float" office:value="0.000000035" calcext:value-type="float">
            <text:p>3.50E-08</text:p>
          </table:table-cell>
          <table:table-cell table:style-name="ce7" table:formula="of:=[.C27]*[.B27]/[.D2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7518" calcext:value-type="float">
            <text:p>7518</text:p>
          </table:table-cell>
          <table:table-cell office:value-type="float" office:value="16" calcext:value-type="float">
            <text:p>16</text:p>
          </table:table-cell>
          <table:table-cell office:value-type="float" office:value="1.447" calcext:value-type="float">
            <text:p>1.447</text:p>
          </table:table-cell>
          <table:table-cell office:value-type="float" office:value="1.013" calcext:value-type="float">
            <text:p>1.013</text:p>
          </table:table-cell>
          <table:table-cell office:value-type="float" office:value="1.179" calcext:value-type="float">
            <text:p>1.1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15" office:value-type="float" office:value="0.00000015" calcext:value-type="float">
            <text:p>1.50E-07</text:p>
          </table:table-cell>
          <table:table-cell table:style-name="ce7" table:formula="of:=[.C28]*[.B28]/[.D2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793" calcext:value-type="float">
            <text:p>1793</text:p>
          </table:table-cell>
          <table:table-cell office:value-type="float" office:value="8" calcext:value-type="float">
            <text:p>8</text:p>
          </table:table-cell>
          <table:table-cell office:value-type="float" office:value="1.852" calcext:value-type="float">
            <text:p>1.852</text:p>
          </table:table-cell>
          <table:table-cell office:value-type="float" office:value="1.028" calcext:value-type="float">
            <text:p>1.028</text:p>
          </table:table-cell>
          <table:table-cell office:value-type="float" office:value="1.596" calcext:value-type="float">
            <text:p>1.5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office:value-type="float" office:value="0.0000000025" calcext:value-type="float">
            <text:p>2.50E-09</text:p>
          </table:table-cell>
          <table:table-cell table:style-name="ce7" table:formula="of:=[.C29]*[.B29]/[.D2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94922" calcext:value-type="float">
            <text:p>94922</text:p>
          </table:table-cell>
          <table:table-cell office:value-type="float" office:value="64" calcext:value-type="float">
            <text:p>64</text:p>
          </table:table-cell>
          <table:table-cell office:value-type="float" office:value="1.098" calcext:value-type="float">
            <text:p>1.098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548" calcext:value-type="float">
            <text:p>0.54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0.000002" office:value-type="float" office:value="0.000002" calcext:value-type="float">
            <text:p>2.00E-06</text:p>
          </table:table-cell>
          <table:table-cell table:formula="of:=0.1" office:value-type="float" office:value="0.1" calcext:value-type="float">
            <text:p>1.00E-01</text:p>
          </table:table-cell>
          <table:table-cell table:style-name="ce2" table:formula="of:=0.0000002" office:value-type="float" office:value="0.0000002" calcext:value-type="float">
            <text:p>2.00E-07</text:p>
          </table:table-cell>
          <table:table-cell table:formula="of:=0.0000000006" office:value-type="float" office:value="0.0000000006" calcext:value-type="float">
            <text:p>6.00E-10</text:p>
          </table:table-cell>
          <table:table-cell table:style-name="ce7" table:formula="of:=[.C30]*[.B30]/[.D3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361818" calcext:value-type="float">
            <text:p>361818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013" calcext:value-type="float">
            <text:p>1.00013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0.0002" office:value-type="float" office:value="0.0002" calcext:value-type="float">
            <text:p>2.00E-04</text:p>
          </table:table-cell>
          <table:table-cell table:formula="of:=0.1" office:value-type="float" office:value="0.1" calcext:value-type="float">
            <text:p>1.00E-01</text:p>
          </table:table-cell>
          <table:table-cell office:value-type="float" office:value="0.00002" calcext:value-type="float">
            <text:p>2.00E-05</text:p>
          </table:table-cell>
          <table:table-cell table:formula="of:=0.00000006" office:value-type="float" office:value="0.00000006" calcext:value-type="float">
            <text:p>6.00E-08</text:p>
          </table:table-cell>
          <table:table-cell table:style-name="ce7" table:formula="of:=[.C31]*[.B31]/[.D3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48300" calcext:value-type="float">
            <text:p>248300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012" calcext:value-type="float">
            <text:p>1.00012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larger height, dt better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formula="of:=0.02" office:value-type="float" office:value="0.02" calcext:value-type="float">
            <text:p>2.00E-02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2" office:value-type="float" office:value="0.002" calcext:value-type="float">
            <text:p>2.00E-03</text:p>
          </table:table-cell>
          <table:table-cell table:formula="of:=0.000006" office:value-type="float" office:value="0.000006" calcext:value-type="float">
            <text:p>6.00E-06</text:p>
          </table:table-cell>
          <table:table-cell table:style-name="ce7" table:formula="of:=[.C32]*[.B32]/[.D3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34782" calcext:value-type="float">
            <text:p>134782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0.379" calcext:value-type="float">
            <text:p>0.37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2" office:value-type="float" office:value="2" calcext:value-type="float">
            <text:p>2.00E+00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2" office:value-type="float" office:value="0.2" calcext:value-type="float">
            <text:p>2.00E-01</text:p>
          </table:table-cell>
          <table:table-cell table:formula="of:=0.0006" office:value-type="float" office:value="0.0006" calcext:value-type="float">
            <text:p>6.00E-04</text:p>
          </table:table-cell>
          <table:table-cell table:style-name="ce7" table:formula="of:=[.C33]*[.B33]/[.D33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1264" calcext:value-type="float">
            <text:p>21264</text:p>
          </table:table-cell>
          <table:table-cell office:value-type="float" office:value="128" calcext:value-type="float">
            <text:p>128</text:p>
          </table:table-cell>
          <table:table-cell office:value-type="float" office:value="1.038" calcext:value-type="float">
            <text:p>1.038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not better no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formula="of:=0.002" office:value-type="float" office:value="0.002" calcext:value-type="float">
            <text:p>2.0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" office:value-type="float" office:value="0.0002" calcext:value-type="float">
            <text:p>2.00E-04</text:p>
          </table:table-cell>
          <table:table-cell table:formula="of:=0.0000006" office:value-type="float" office:value="0.0000006" calcext:value-type="float">
            <text:p>6.00E-07</text:p>
          </table:table-cell>
          <table:table-cell table:style-name="ce7" table:formula="of:=[.C34]*[.B34]/[.D34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91541" calcext:value-type="float">
            <text:p>191541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1.047" calcext:value-type="float">
            <text:p>1.047</text:p>
          </table:table-cell>
          <table:table-cell table:style-name="ce10" office:value-type="float" office:value="1.0001" calcext:value-type="float">
            <text:p>1.0001</text:p>
          </table:table-cell>
          <table:table-cell table:style-name="ce8" office:value-type="float" office:value="0.38" calcext:value-type="float">
            <text:p>0.38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21" calcext:value-type="float">
            <text:p>2.10E-03</text:p>
          </table:table-cell>
          <table:table-cell office:value-type="float" office:value="0.1" calcext:value-type="float">
            <text:p>1.00E-01</text:p>
          </table:table-cell>
          <table:table-cell table:style-name="ce2" office:value-type="float" office:value="0.00021" calcext:value-type="float">
            <text:p>2.10E-04</text:p>
          </table:table-cell>
          <table:table-cell office:value-type="float" office:value="0.00015" calcext:value-type="float">
            <text:p>1.50E-04</text:p>
          </table:table-cell>
          <table:table-cell table:style-name="ce7" table:formula="of:=[.C35]*[.B35]/[.D35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094" calcext:value-type="float">
            <text:p>1094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1.835" calcext:value-type="float">
            <text:p>1.835</text:p>
          </table:table-cell>
          <table:table-cell table:style-name="ce10" office:value-type="float" office:value="1.022" calcext:value-type="float">
            <text:p>1.022</text:p>
          </table:table-cell>
          <table:table-cell office:value-type="float" office:value="1.568" calcext:value-type="float">
            <text:p>1.56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35" office:value-type="float" office:value="0.000035" calcext:value-type="float">
            <text:p>3.50E-05</text:p>
          </table:table-cell>
          <table:table-cell table:style-name="ce7" table:formula="of:=[.C36]*[.B36]/[.D3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4464" calcext:value-type="float">
            <text:p>4464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.441" calcext:value-type="float">
            <text:p>1.441</text:p>
          </table:table-cell>
          <table:table-cell table:style-name="ce10" office:value-type="float" office:value="1.012" calcext:value-type="float">
            <text:p>1.012</text:p>
          </table:table-cell>
          <table:table-cell office:value-type="float" office:value="1.164" calcext:value-type="float">
            <text:p>1.16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1" office:value-type="float" office:value="0.00001" calcext:value-type="float">
            <text:p>1.00E-05</text:p>
          </table:table-cell>
          <table:table-cell table:style-name="ce7" table:formula="of:=[.C37]*[.B37]/[.D3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4157" calcext:value-type="float">
            <text:p>14157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1.193" calcext:value-type="float">
            <text:p>1.193</text:p>
          </table:table-cell>
          <table:table-cell table:style-name="ce10" office:value-type="float" office:value="1.002" calcext:value-type="float">
            <text:p>1.002</text:p>
          </table:table-cell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025" office:value-type="float" office:value="0.0000025" calcext:value-type="float">
            <text:p>2.50E-06</text:p>
          </table:table-cell>
          <table:table-cell table:style-name="ce7" table:formula="of:=[.C38]*[.B38]/[.D3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52360" calcext:value-type="float">
            <text:p>52360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1.096" calcext:value-type="float">
            <text:p>1.096</text:p>
          </table:table-cell>
          <table:table-cell table:style-name="ce10" office:value-type="float" office:value="1.00048" calcext:value-type="float">
            <text:p>1.00048</text:p>
          </table:table-cell>
          <table:table-cell office:value-type="float" office:value="0.539" calcext:value-type="float">
            <text:p>0.53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0015" office:value-type="float" office:value="0.00000015" calcext:value-type="float">
            <text:p>1.50E-07</text:p>
          </table:table-cell>
          <table:table-cell table:style-name="ce7" table:formula="of:=[.C39]*[.B39]/[.D3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736476" calcext:value-type="float">
            <text:p>736476</text:p>
          </table:table-cell>
          <table:table-cell office:value-type="float" office:value="256" calcext:value-type="float">
            <text:p>256</text:p>
          </table:table-cell>
          <table:table-cell table:style-name="ce11" office:value-type="float" office:value="1.025" calcext:value-type="float">
            <text:p>1.025</text:p>
          </table:table-cell>
          <table:table-cell table:style-name="ce11" office:value-type="float" office:value="1.00002" calcext:value-type="float">
            <text:p>1.00002</text:p>
          </table:table-cell>
          <table:table-cell table:style-name="ce11" office:value-type="float" office:value="0.276" calcext:value-type="float">
            <text:p>0.27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0.21" calcext:value-type="float">
            <text:p>2.10E-01</text:p>
          </table:table-cell>
          <table:table-cell office:value-type="float" office:value="0.1" calcext:value-type="float">
            <text:p>1.00E-01</text:p>
          </table:table-cell>
          <table:table-cell table:style-name="ce2" office:value-type="float" office:value="0.021" calcext:value-type="float">
            <text:p>2.10E-02</text:p>
          </table:table-cell>
          <table:table-cell office:value-type="float" office:value="0.000015" calcext:value-type="float">
            <text:p>1.50E-05</text:p>
          </table:table-cell>
          <table:table-cell table:style-name="ce7" table:formula="of:=[.C40]*[.B40]/[.D4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55969" calcext:value-type="float">
            <text:p>255969</text:p>
          </table:table-cell>
          <table:table-cell office:value-type="float" office:value="256" calcext:value-type="float">
            <text:p>256</text:p>
          </table:table-cell>
          <table:table-cell office:value-type="float" office:value="1.024" calcext:value-type="float">
            <text:p>1.024</text:p>
          </table:table-cell>
          <table:table-cell office:value-type="float" office:value="0.99799" calcext:value-type="float">
            <text:p>0.99799</text:p>
          </table:table-cell>
          <table:table-cell office:value-type="float" office:value="0.267" calcext:value-type="float">
            <text:p>0.26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2.1" calcext:value-type="float">
            <text:p>2.10E+00</text:p>
          </table:table-cell>
          <table:table-cell office:value-type="float" office:value="0.1" calcext:value-type="float">
            <text:p>1.00E-01</text:p>
          </table:table-cell>
          <table:table-cell table:style-name="ce3" office:value-type="float" office:value="0.21" calcext:value-type="float">
            <text:p>2.10E-01</text:p>
          </table:table-cell>
          <table:table-cell office:value-type="float" office:value="0.00015" calcext:value-type="float">
            <text:p>1.50E-04</text:p>
          </table:table-cell>
          <table:table-cell table:style-name="ce7" table:formula="of:=[.C41]*[.B41]/[.D4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1813" calcext:value-type="float">
            <text:p>21813</text:p>
          </table:table-cell>
          <table:table-cell office:value-type="float" office:value="256" calcext:value-type="float">
            <text:p>256</text:p>
          </table:table-cell>
          <table:table-cell office:value-type="float" office:value="1.015" calcext:value-type="float">
            <text:p>1.015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224" calcext:value-type="float">
            <text:p>0.22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15" calcext:value-type="float">
            <text:p>1.50E-03</text:p>
          </table:table-cell>
          <table:table-cell table:style-name="ce7" table:formula="of:=[.C42]*[.B42]/[.D4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3721" calcext:value-type="float">
            <text:p>3721</text:p>
          </table:table-cell>
          <table:table-cell office:value-type="float" office:value="256" calcext:value-type="float">
            <text:p>256</text:p>
          </table:table-cell>
          <table:table-cell table:style-name="ce10" office:value-type="float" office:value="1.0027" calcext:value-type="float">
            <text:p>1.0027</text:p>
          </table:table-cell>
          <table:table-cell table:style-name="ce10" office:value-type="float" office:value="0.9945" calcext:value-type="float">
            <text:p>0.9945</text:p>
          </table:table-cell>
          <table:table-cell table:style-name="ce8" office:value-type="float" office:value="0.121" calcext:value-type="float">
            <text:p>0.121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4" calcext:value-type="float">
            <text:p>4.00E-04</text:p>
          </table:table-cell>
          <table:table-cell table:style-name="ce7" table:formula="of:=[.C43]*[.B43]/[.D43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392" calcext:value-type="float">
            <text:p>2392</text:p>
          </table:table-cell>
          <table:table-cell office:value-type="float" office:value="512" calcext:value-type="float">
            <text:p>512</text:p>
          </table:table-cell>
          <table:table-cell table:style-name="ce10" office:value-type="float" office:value="0.9988" calcext:value-type="float">
            <text:p>0.9988</text:p>
          </table:table-cell>
          <table:table-cell table:style-name="ce10" office:value-type="float" office:value="1.0011" calcext:value-type="float">
            <text:p>1.0011</text:p>
          </table:table-cell>
          <table:table-cell table:style-name="ce12" office:value-type="float" office:value="0.02869" calcext:value-type="float">
            <text:p>2.87E-02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2.1" calcext:value-type="float">
            <text:p>2.10E+00</text:p>
          </table:table-cell>
          <table:table-cell office:value-type="float" office:value="0.1" calcext:value-type="float">
            <text:p>1.00E-01</text:p>
          </table:table-cell>
          <table:table-cell table:style-name="ce4" office:value-type="float" office:value="0.21" calcext:value-type="float">
            <text:p>2.10E-01</text:p>
          </table:table-cell>
          <table:table-cell office:value-type="float" office:value="0.00004" calcext:value-type="float">
            <text:p>4.00E-05</text:p>
          </table:table-cell>
          <table:table-cell table:style-name="ce7" table:formula="of:=[.C44]*[.B44]/[.D44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52031" calcext:value-type="float">
            <text:p>52031</text:p>
          </table:table-cell>
          <table:table-cell office:value-type="float" office:value="512" calcext:value-type="float">
            <text:p>512</text:p>
          </table:table-cell>
          <table:table-cell office:value-type="float" office:value="1.0058" calcext:value-type="float">
            <text:p>1.0058</text:p>
          </table:table-cell>
          <table:table-cell office:value-type="float" office:value="0.99175" calcext:value-type="float">
            <text:p>0.99175</text:p>
          </table:table-cell>
          <table:table-cell office:value-type="float" office:value="0.146" calcext:value-type="float">
            <text:p>0.1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0.21" calcext:value-type="float">
            <text:p>2.10E-01</text:p>
          </table:table-cell>
          <table:table-cell office:value-type="float" office:value="0.1" calcext:value-type="float">
            <text:p>1.00E-01</text:p>
          </table:table-cell>
          <table:table-cell table:style-name="ce3" office:value-type="float" office:value="0.021" calcext:value-type="float">
            <text:p>2.10E-02</text:p>
          </table:table-cell>
          <table:table-cell office:value-type="float" office:value="0.000004" calcext:value-type="float">
            <text:p>4.00E-06</text:p>
          </table:table-cell>
          <table:table-cell table:style-name="ce7" table:formula="of:=[.C45]*[.B45]/[.D45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662624" calcext:value-type="float">
            <text:p>662624</text:p>
          </table:table-cell>
          <table:table-cell office:value-type="float" office:value="512" calcext:value-type="float">
            <text:p>512</text:p>
          </table:table-cell>
          <table:table-cell office:value-type="float" office:value="1.0106" calcext:value-type="float">
            <text:p>1.0106</text:p>
          </table:table-cell>
          <table:table-cell office:value-type="float" office:value="0.99795" calcext:value-type="float">
            <text:p>0.99795</text:p>
          </table:table-cell>
          <table:table-cell office:value-type="float" office:value="0.177" calcext:value-type="float">
            <text:p>0.17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table:formula="of:=21" office:value-type="float" office:value="21" calcext:value-type="float">
            <text:p>2.10E+01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2.1" office:value-type="float" office:value="2.1" calcext:value-type="float">
            <text:p>2.10E+00</text:p>
          </table:table-cell>
          <table:table-cell office:value-type="float" office:value="0.0001" calcext:value-type="float">
            <text:p>1.00E-04</text:p>
          </table:table-cell>
          <table:table-cell table:style-name="ce7" table:formula="of:=[.C46]*[.B46]/[.D4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70" calcext:value-type="float">
            <text:p>270</text:p>
          </table:table-cell>
          <table:table-cell office:value-type="float" office:value="1024" calcext:value-type="float">
            <text:p>1024</text:p>
          </table:table-cell>
          <table:table-cell office:value-type="float" office:value="0.99983" calcext:value-type="float">
            <text:p>0.99983</text:p>
          </table:table-cell>
          <table:table-cell office:value-type="float" office:value="1.00017" calcext:value-type="float">
            <text:p>1.00017</text:p>
          </table:table-cell>
          <table:table-cell table:style-name="ce1" office:value-type="float" office:value="0.0007" calcext:value-type="float">
            <text:p>7.00E-0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25" calcext:value-type="float">
            <text:p>2.50E-05</text:p>
          </table:table-cell>
          <table:table-cell table:style-name="ce7" table:formula="of:=[.C47]*[.B47]/[.D4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8" calcext:value-type="float">
            <text:p>18</text:p>
          </table:table-cell>
          <table:table-cell office:value-type="float" office:value="2048" calcext:value-type="float">
            <text:p>2048</text:p>
          </table:table-cell>
          <table:table-cell office:value-type="float" office:value="0.9999897" calcext:value-type="float">
            <text:p>0.9999897</text:p>
          </table:table-cell>
          <table:table-cell office:value-type="float" office:value="1.00000998" calcext:value-type="float">
            <text:p>1.00000998</text:p>
          </table:table-cell>
          <table:table-cell table:style-name="ce1" office:value-type="float" office:value="0.0000083" calcext:value-type="float">
            <text:p>8.30E-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250000" calcext:value-type="float">
            <text:p>2.50E+05</text:p>
          </table:table-cell>
          <table:table-cell table:style-name="ce7" table:formula="of:=[.C48]*[.B48]/[.D4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1.00E-04</text:p>
          </table:table-cell>
          <table:table-cell office:value-type="float" office:value="304425" calcext:value-type="float">
            <text:p>304425</text:p>
          </table:table-cell>
          <table:table-cell office:value-type="float" office:value="2048" calcext:value-type="float">
            <text:p>2048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9989" calcext:value-type="float">
            <text:p>0.9989</text:p>
          </table:table-cell>
          <table:table-cell table:style-name="ce1" office:value-type="float" office:value="0.051" calcext:value-type="float">
            <text:p>5.10E-02</text:p>
          </table:table-cell>
          <table:table-cell office:value-type="string" calcext:value-type="string">
            <text:p>DiscL2 10^4 larger, 10^-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6" calcext:value-type="float">
            <text:p>6.00E-06</text:p>
          </table:table-cell>
          <table:table-cell table:style-name="ce7" table:formula="of:=[.C49]*[.B49]/[.D4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tiny</text:p>
          </table:table-cell>
          <table:table-cell table:style-name="ce1" office:value-type="float" office:value="0.0000003" calcext:value-type="float">
            <text:p>3.00E-0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6" calcext:value-type="float">
            <text:p>6.00E-06</text:p>
          </table:table-cell>
          <table:table-cell table:style-name="ce7" table:formula="of:=[.C50]*[.B50]/[.D5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1.00E-04</text:p>
          </table:table-cell>
          <table:table-cell office:value-type="float" office:value="286201" calcext:value-type="float">
            <text:p>286201</text:p>
          </table:table-cell>
          <table:table-cell office:value-type="float" office:value="4096" calcext:value-type="float">
            <text:p>4096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1.000086" calcext:value-type="float">
            <text:p>1.000086</text:p>
          </table:table-cell>
          <table:table-cell table:style-name="ce1" office:value-type="float" office:value="0.015" calcext:value-type="float">
            <text:p>1.50E-02</text:p>
          </table:table-cell>
          <table:table-cell office:value-type="string" calcext:value-type="string">
            <text:p>10^-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15" calcext:value-type="float">
            <text:p>1.50E-06</text:p>
          </table:table-cell>
          <table:table-cell table:style-name="ce7" table:formula="of:=[.C51]*[.B51]/[.D5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string" calcext:value-type="string">
            <text:p>tiny</text:p>
          </table:table-cell>
          <table:table-cell table:style-name="ce1" office:value-type="float" office:value="0.000000027" calcext:value-type="float">
            <text:p>2.70E-08</text:p>
          </table:table-cell>
          <table:table-cell office:value-type="string" calcext:value-type="string">
            <text:p>DiscL2 decreas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table:formula="of:=2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15" calcext:value-type="float">
            <text:p>1.50E-06</text:p>
          </table:table-cell>
          <table:table-cell table:style-name="ce7" table:formula="of:=[.C52]*[.B52]/[.D5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1.00E-04</text:p>
          </table:table-cell>
          <table:table-cell office:value-type="float" office:value="72132" calcext:value-type="float">
            <text:p>72132</text:p>
          </table:table-cell>
          <table:table-cell office:value-type="float" office:value="8192" calcext:value-type="float">
            <text:p>819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1.000039" calcext:value-type="float">
            <text:p>1.000039</text:p>
          </table:table-cell>
          <table:table-cell table:style-name="ce1" office:value-type="float" office:value="0.00094" calcext:value-type="float">
            <text:p>9.40E-04</text:p>
          </table:table-cell>
          <table:table-cell office:value-type="string" calcext:value-type="string">
            <text:p>DiscL2 decreases</text:p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5"/>
          <table:table-cell table:style-name="Default"/>
          <table:table-cell table:number-columns-repeated="6"/>
        </table:table-row>
      </table:table>
      <table:table table:name="pe=1000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" office:value-type="float" office:value="20" calcext:value-type="float">
            <text:p>2.00E+01</text:p>
          </table:table-cell>
          <table:table-cell table:style-name="ce1" office:value-type="float" office:value="0.1" calcext:value-type="float">
            <text:p>1.00E-01</text:p>
          </table:table-cell>
          <table:table-cell table:style-name="ce5" table:formula="of:=[.B2]*[.A2]/[.E2]" office:value-type="float" office:value="0.002" calcext:value-type="float">
            <text:p>2.00E-03</text:p>
          </table:table-cell>
          <table:table-cell table:style-name="ce1" office:value-type="float" office:value="0.0000229" calcext:value-type="float">
            <text:p>2.29E-05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/>
          <table:table-cell table:style-name="Default" office:value-type="string" calcext:value-type="string">
            <text:p>d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2]/[.B6]" office:value-type="float" office:value="2.5" calcext:value-type="float">
            <text:p>2.5</text:p>
          </table:table-cell>
          <table:table-cell table:formula="of:=[.$B$2]*[.$D$2]/[.C6]" office:value-type="float" office:value="0.000000916" calcext:value-type="float">
            <text:p>9.16E-07</text:p>
          </table:table-cell>
          <table:table-cell table:formula="of:=[.$C$2]*[.$D$2]/[.C6]/[.C6]" office:value-type="float" office:value="0.000000007328" calcext:value-type="float">
            <text:p>7.328E-09</text:p>
          </table:table-cell>
          <table:table-cell table:formula="of:=[.D6]*[.D6]" office:value-type="float" office:value="0.000000000000839056" calcext:value-type="float">
            <text:p>8.39056E-13</text:p>
          </table:table-cell>
          <table:table-cell table:formula="of:=[.D6]+[.E6]*2" office:value-type="float" office:value="0.000000930656" calcext:value-type="float">
            <text:p>9.30656E-07</text:p>
          </table:table-cell>
          <table:table-cell table:style-name="ce8"/>
          <table:table-cell table:formula="of:=0.99/([.$B$2]/[.C6] + 2*[.$C$2]/[.C6]/[.C6])" office:value-type="float" office:value="24.3602362204724" calcext:value-type="float">
            <text:p>2.44E+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2" office:value-type="float" office:value="16" calcext:value-type="float">
            <text:p>16</text:p>
          </table:table-cell>
          <table:table-cell table:formula="of:=[.$A$2]/[.B7]" office:value-type="float" office:value="1.25" calcext:value-type="float">
            <text:p>1.25</text:p>
          </table:table-cell>
          <table:table-cell table:formula="of:=[.$B$2]*[.$D$2]/[.C7]" office:value-type="float" office:value="0.000001832" calcext:value-type="float">
            <text:p>1.832E-06</text:p>
          </table:table-cell>
          <table:table-cell table:formula="of:=[.$C$2]*[.$D$2]/[.C7]/[.C7]" office:value-type="float" office:value="0.000000029312" calcext:value-type="float">
            <text:p>2.9312E-08</text:p>
          </table:table-cell>
          <table:table-cell table:formula="of:=[.D7]*[.D7]" office:value-type="float" office:value="0.000000000003356224" calcext:value-type="float">
            <text:p>3.356224E-12</text:p>
          </table:table-cell>
          <table:table-cell table:formula="of:=[.D7]+[.E7]*2" office:value-type="float" office:value="0.000001890624" calcext:value-type="float">
            <text:p>1.890624E-06</text:p>
          </table:table-cell>
          <table:table-cell/>
          <table:table-cell table:formula="of:=0.99/([.$B$2]/[.C7] + 2*[.$C$2]/[.C7]/[.C7])" office:value-type="float" office:value="11.9912790697674" calcext:value-type="float">
            <text:p>1.20E+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2" office:value-type="float" office:value="32" calcext:value-type="float">
            <text:p>32</text:p>
          </table:table-cell>
          <table:table-cell table:formula="of:=[.$A$2]/[.B8]" office:value-type="float" office:value="0.625" calcext:value-type="float">
            <text:p>0.625</text:p>
          </table:table-cell>
          <table:table-cell table:formula="of:=[.$B$2]*[.$D$2]/[.C8]" office:value-type="float" office:value="0.000003664" calcext:value-type="float">
            <text:p>3.664E-06</text:p>
          </table:table-cell>
          <table:table-cell table:formula="of:=[.$C$2]*[.$D$2]/[.C8]/[.C8]" office:value-type="float" office:value="0.000000117248" calcext:value-type="float">
            <text:p>1.17248E-07</text:p>
          </table:table-cell>
          <table:table-cell table:formula="of:=[.D8]*[.D8]" office:value-type="float" office:value="0.000000000013424896" calcext:value-type="float">
            <text:p>1.3424896E-11</text:p>
          </table:table-cell>
          <table:table-cell table:formula="of:=[.D8]+[.E8]*2" office:value-type="float" office:value="0.000003898496" calcext:value-type="float">
            <text:p>3.898496E-06</text:p>
          </table:table-cell>
          <table:table-cell/>
          <table:table-cell table:formula="of:=0.99/([.$B$2]/[.C8] + 2*[.$C$2]/[.C8]/[.C8])" office:value-type="float" office:value="5.81531954887218" calcext:value-type="float">
            <text:p>5.82E+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2" office:value-type="float" office:value="64" calcext:value-type="float">
            <text:p>64</text:p>
          </table:table-cell>
          <table:table-cell table:formula="of:=[.$A$2]/[.B9]" office:value-type="float" office:value="0.3125" calcext:value-type="float">
            <text:p>0.3125</text:p>
          </table:table-cell>
          <table:table-cell table:formula="of:=[.$B$2]*[.$D$2]/[.C9]" office:value-type="float" office:value="0.000007328" calcext:value-type="float">
            <text:p>7.328E-06</text:p>
          </table:table-cell>
          <table:table-cell table:formula="of:=[.$C$2]*[.$D$2]/[.C9]/[.C9]" office:value-type="float" office:value="0.000000468992" calcext:value-type="float">
            <text:p>4.68992E-07</text:p>
          </table:table-cell>
          <table:table-cell table:formula="of:=[.D9]*[.D9]" office:value-type="float" office:value="0.000000000053699584" calcext:value-type="float">
            <text:p>5.3699584E-11</text:p>
          </table:table-cell>
          <table:table-cell table:formula="of:=[.D9]+[.E9]*2" office:value-type="float" office:value="0.000008265984" calcext:value-type="float">
            <text:p>8.265984E-06</text:p>
          </table:table-cell>
          <table:table-cell/>
          <table:table-cell table:formula="of:=0.99/([.$B$2]/[.C9] + 2*[.$C$2]/[.C9]/[.C9])" office:value-type="float" office:value="2.74268617021277" calcext:value-type="float">
            <text:p>2.74E+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2" office:value-type="float" office:value="128" calcext:value-type="float">
            <text:p>128</text:p>
          </table:table-cell>
          <table:table-cell table:formula="of:=[.$A$2]/[.B10]" office:value-type="float" office:value="0.15625" calcext:value-type="float">
            <text:p>0.15625</text:p>
          </table:table-cell>
          <table:table-cell table:formula="of:=[.$B$2]*[.$D$2]/[.C10]" office:value-type="float" office:value="0.000014656" calcext:value-type="float">
            <text:p>1.4656E-05</text:p>
          </table:table-cell>
          <table:table-cell table:formula="of:=[.$C$2]*[.$D$2]/[.C10]/[.C10]" office:value-type="float" office:value="0.000001875968" calcext:value-type="float">
            <text:p>1.875968E-06</text:p>
          </table:table-cell>
          <table:table-cell table:formula="of:=[.D10]*[.D10]" office:value-type="float" office:value="0.000000000214798336" calcext:value-type="float">
            <text:p>2.14798336E-10</text:p>
          </table:table-cell>
          <table:table-cell table:formula="of:=[.D10]+[.E10]*2" office:value-type="float" office:value="0.000018407936" calcext:value-type="float">
            <text:p>1.8407936E-05</text:p>
          </table:table-cell>
          <table:table-cell table:style-name="ce8"/>
          <table:table-cell table:formula="of:=0.99/([.$B$2]/[.C10] + 2*[.$C$2]/[.C10]/[.C10])" office:value-type="float" office:value="1.23158837579618" calcext:value-type="float">
            <text:p>1.23E+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2" office:value-type="float" office:value="256" calcext:value-type="float">
            <text:p>256</text:p>
          </table:table-cell>
          <table:table-cell table:formula="of:=[.$A$2]/[.B11]" office:value-type="float" office:value="0.078125" calcext:value-type="float">
            <text:p>0.078125</text:p>
          </table:table-cell>
          <table:table-cell table:formula="of:=[.$B$2]*[.$D$2]/[.C11]" office:value-type="float" office:value="0.000029312" calcext:value-type="float">
            <text:p>2.9312E-05</text:p>
          </table:table-cell>
          <table:table-cell table:formula="of:=[.$C$2]*[.$D$2]/[.C11]/[.C11]" office:value-type="float" office:value="0.000007503872" calcext:value-type="float">
            <text:p>7.503872E-06</text:p>
          </table:table-cell>
          <table:table-cell table:formula="of:=[.D11]*[.D11]" office:value-type="float" office:value="0.000000000859193344" calcext:value-type="float">
            <text:p>8.59193344E-10</text:p>
          </table:table-cell>
          <table:table-cell table:formula="of:=[.D11]+[.E11]*2" office:value-type="float" office:value="0.000044319744" calcext:value-type="float">
            <text:p>4.4319744E-05</text:p>
          </table:table-cell>
          <table:table-cell table:style-name="ce9"/>
          <table:table-cell table:formula="of:=0.99/([.$B$2]/[.C11] + 2*[.$C$2]/[.C11]/[.C11])" office:value-type="float" office:value="0.511532738095238" calcext:value-type="float">
            <text:p>5.12E-0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2" office:value-type="float" office:value="512" calcext:value-type="float">
            <text:p>512</text:p>
          </table:table-cell>
          <table:table-cell table:formula="of:=[.$A$2]/[.B12]" office:value-type="float" office:value="0.0390625" calcext:value-type="float">
            <text:p>0.0390625</text:p>
          </table:table-cell>
          <table:table-cell table:formula="of:=[.$B$2]*[.$D$2]/[.C12]" office:value-type="float" office:value="0.000058624" calcext:value-type="float">
            <text:p>5.8624E-05</text:p>
          </table:table-cell>
          <table:table-cell table:formula="of:=[.$C$2]*[.$D$2]/[.C12]/[.C12]" office:value-type="float" office:value="0.000030015488" calcext:value-type="float">
            <text:p>3.0015488E-05</text:p>
          </table:table-cell>
          <table:table-cell table:formula="of:=[.D12]*[.D12]" office:value-type="float" office:value="0.000000003436773376" calcext:value-type="float">
            <text:p>3.436773376E-09</text:p>
          </table:table-cell>
          <table:table-cell table:formula="of:=[.D12]+[.E12]*2" office:value-type="float" office:value="0.000118654976" calcext:value-type="float">
            <text:p>0.000118654976</text:p>
          </table:table-cell>
          <table:table-cell table:style-name="ce8"/>
          <table:table-cell table:formula="of:=0.99/([.$B$2]/[.C12] + 2*[.$C$2]/[.C12]/[.C12])" office:value-type="float" office:value="0.191066576086957" calcext:value-type="float">
            <text:p>1.91E-0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2" office:value-type="float" office:value="1024" calcext:value-type="float">
            <text:p>1024</text:p>
          </table:table-cell>
          <table:table-cell table:formula="of:=[.$A$2]/[.B13]" office:value-type="float" office:value="0.01953125" calcext:value-type="float">
            <text:p>0.01953125</text:p>
          </table:table-cell>
          <table:table-cell table:formula="of:=[.$B$2]*[.$D$2]/[.C13]" office:value-type="float" office:value="0.000117248" calcext:value-type="float">
            <text:p>0.000117248</text:p>
          </table:table-cell>
          <table:table-cell table:formula="of:=[.$C$2]*[.$D$2]/[.C13]/[.C13]" office:value-type="float" office:value="0.000120061952" calcext:value-type="float">
            <text:p>0.000120061952</text:p>
          </table:table-cell>
          <table:table-cell table:formula="of:=[.D13]*[.D13]" office:value-type="float" office:value="0.000000013747093504" calcext:value-type="float">
            <text:p>1.3747093504E-08</text:p>
          </table:table-cell>
          <table:table-cell table:formula="of:=[.D13]+[.E13]*2" office:value-type="float" office:value="0.000357371904" calcext:value-type="float">
            <text:p>0.000357371904</text:p>
          </table:table-cell>
          <table:table-cell table:style-name="ce8"/>
          <table:table-cell table:formula="of:=0.99/([.$B$2]/[.C13] + 2*[.$C$2]/[.C13]/[.C13])" office:value-type="float" office:value="0.0634381151574803" calcext:value-type="float">
            <text:p>6.34E-0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*2" office:value-type="float" office:value="2048" calcext:value-type="float">
            <text:p>2048</text:p>
          </table:table-cell>
          <table:table-cell table:formula="of:=[.$A$2]/[.B14]" office:value-type="float" office:value="0.009765625" calcext:value-type="float">
            <text:p>0.009765625</text:p>
          </table:table-cell>
          <table:table-cell table:formula="of:=[.$B$2]*[.$D$2]/[.C14]" office:value-type="float" office:value="0.000234496" calcext:value-type="float">
            <text:p>0.000234496</text:p>
          </table:table-cell>
          <table:table-cell table:formula="of:=[.$C$2]*[.$D$2]/[.C14]/[.C14]" office:value-type="float" office:value="0.000480247808" calcext:value-type="float">
            <text:p>0.000480247808</text:p>
          </table:table-cell>
          <table:table-cell table:formula="of:=[.D14]*[.D14]" office:value-type="float" office:value="0.000000054988374016" calcext:value-type="float">
            <text:p>5.4988374016E-08</text:p>
          </table:table-cell>
          <table:table-cell table:formula="of:=[.D14]+[.E14]*2" office:value-type="float" office:value="0.001194991616" calcext:value-type="float">
            <text:p>0.001194991616</text:p>
          </table:table-cell>
          <table:table-cell table:style-name="ce8"/>
          <table:table-cell table:formula="of:=0.99/([.$B$2]/[.C14] + 2*[.$C$2]/[.C14]/[.C14])" office:value-type="float" office:value="0.0189716812205651" calcext:value-type="float">
            <text:p>1.90E-0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*2" office:value-type="float" office:value="4096" calcext:value-type="float">
            <text:p>4096</text:p>
          </table:table-cell>
          <table:table-cell table:formula="of:=[.$A$2]/[.B15]" office:value-type="float" office:value="0.0048828125" calcext:value-type="float">
            <text:p>0.0048828125</text:p>
          </table:table-cell>
          <table:table-cell table:formula="of:=[.$B$2]*[.$D$2]/[.C15]" office:value-type="float" office:value="0.000468992" calcext:value-type="float">
            <text:p>0.000468992</text:p>
          </table:table-cell>
          <table:table-cell table:formula="of:=[.$C$2]*[.$D$2]/[.C15]/[.C15]" office:value-type="float" office:value="0.001920991232" calcext:value-type="float">
            <text:p>0.001920991232</text:p>
          </table:table-cell>
          <table:table-cell table:formula="of:=[.D15]*[.D15]" office:value-type="float" office:value="0.000000219953496064" calcext:value-type="float">
            <text:p>2.19953496064E-07</text:p>
          </table:table-cell>
          <table:table-cell table:formula="of:=[.D15]+[.E15]*2" office:value-type="float" office:value="0.004310974464" calcext:value-type="float">
            <text:p>0.004310974464</text:p>
          </table:table-cell>
          <table:table-cell table:style-name="ce8"/>
          <table:table-cell table:formula="of:=0.99/([.$B$2]/[.C15] + 2*[.$C$2]/[.C15]/[.C15])" office:value-type="float" office:value="0.00525890380221932" calcext:value-type="float">
            <text:p>5.26E-0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*2" office:value-type="float" office:value="8192" calcext:value-type="float">
            <text:p>8192</text:p>
          </table:table-cell>
          <table:table-cell table:formula="of:=[.$A$2]/[.B16]" office:value-type="float" office:value="0.00244140625" calcext:value-type="float">
            <text:p>0.00244140625</text:p>
          </table:table-cell>
          <table:table-cell table:formula="of:=[.$B$2]*[.$D$2]/[.C16]" office:value-type="float" office:value="0.000937984" calcext:value-type="float">
            <text:p>0.000937984</text:p>
          </table:table-cell>
          <table:table-cell table:formula="of:=[.$C$2]*[.$D$2]/[.C16]/[.C16]" office:value-type="float" office:value="0.007683964928" calcext:value-type="float">
            <text:p>0.007683964928</text:p>
          </table:table-cell>
          <table:table-cell table:formula="of:=[.D16]*[.D16]" office:value-type="float" office:value="0.000000879813984256" calcext:value-type="float">
            <text:p>8.79813984256E-07</text:p>
          </table:table-cell>
          <table:table-cell table:formula="of:=[.D16]+[.E16]*2" office:value-type="float" office:value="0.016305913856" calcext:value-type="float">
            <text:p>0.016305913856</text:p>
          </table:table-cell>
          <table:table-cell table:style-name="ce8"/>
          <table:table-cell table:formula="of:=0.99/([.$B$2]/[.C16] + 2*[.$C$2]/[.C16]/[.C16])" office:value-type="float" office:value="0.00139035445668431" calcext:value-type="float">
            <text:p>1.39E-0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*2" office:value-type="float" office:value="16384" calcext:value-type="float">
            <text:p>16384</text:p>
          </table:table-cell>
          <table:table-cell table:formula="of:=[.$A$2]/[.B17]" office:value-type="float" office:value="0.001220703125" calcext:value-type="float">
            <text:p>0.001220703125</text:p>
          </table:table-cell>
          <table:table-cell table:formula="of:=[.$B$2]*[.$D$2]/[.C17]" office:value-type="float" office:value="0.001875968" calcext:value-type="float">
            <text:p>0.001875968</text:p>
          </table:table-cell>
          <table:table-cell table:formula="of:=[.$C$2]*[.$D$2]/[.C17]/[.C17]" office:value-type="float" office:value="0.030735859712" calcext:value-type="float">
            <text:p>0.030735859712</text:p>
          </table:table-cell>
          <table:table-cell table:formula="of:=[.D17]*[.D17]" office:value-type="float" office:value="0.000003519255937024" calcext:value-type="float">
            <text:p>3.519255937024E-06</text:p>
          </table:table-cell>
          <table:table-cell table:formula="of:=[.D17]+[.E17]*2" office:value-type="float" office:value="0.063347687424" calcext:value-type="float">
            <text:p>0.063347687424</text:p>
          </table:table-cell>
          <table:table-cell/>
          <table:table-cell table:formula="of:=0.99/([.$B$2]/[.C17] + 2*[.$C$2]/[.C17]/[.C17])" office:value-type="float" office:value="0.000357882046242004" calcext:value-type="float">
            <text:p>3.58E-0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*2" office:value-type="float" office:value="32768" calcext:value-type="float">
            <text:p>32768</text:p>
          </table:table-cell>
          <table:table-cell table:formula="of:=[.$A$2]/[.B18]" office:value-type="float" office:value="0.0006103515625" calcext:value-type="float">
            <text:p>0.0006103515625</text:p>
          </table:table-cell>
          <table:table-cell table:formula="of:=[.$B$2]*[.$D$2]/[.C18]" office:value-type="float" office:value="0.003751936" calcext:value-type="float">
            <text:p>0.003751936</text:p>
          </table:table-cell>
          <table:table-cell table:formula="of:=[.$C$2]*[.$D$2]/[.C18]/[.C18]" office:value-type="float" office:value="0.122943438848" calcext:value-type="float">
            <text:p>0.122943438848</text:p>
          </table:table-cell>
          <table:table-cell table:formula="of:=[.D18]*[.D18]" office:value-type="float" office:value="0.000014077023748096" calcext:value-type="float">
            <text:p>1.4077023748096E-05</text:p>
          </table:table-cell>
          <table:table-cell table:formula="of:=[.D18]+[.E18]*2" office:value-type="float" office:value="0.249638813696" calcext:value-type="float">
            <text:p>0.249638813696</text:p>
          </table:table-cell>
          <table:table-cell/>
          <table:table-cell table:formula="of:=0.99/([.$B$2]/[.C18] + 2*[.$C$2]/[.C18]/[.C18])" office:value-type="float" office:value="0.0000908152048327221" calcext:value-type="float">
            <text:p>9.08E-0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*2" office:value-type="float" office:value="65536" calcext:value-type="float">
            <text:p>65536</text:p>
          </table:table-cell>
          <table:table-cell table:formula="of:=[.$A$2]/[.B19]" office:value-type="float" office:value="0.00030517578125" calcext:value-type="float">
            <text:p>0.00030517578125</text:p>
          </table:table-cell>
          <table:table-cell table:formula="of:=[.$B$2]*[.$D$2]/[.C19]" office:value-type="float" office:value="0.007503872" calcext:value-type="float">
            <text:p>0.007503872</text:p>
          </table:table-cell>
          <table:table-cell table:formula="of:=[.$C$2]*[.$D$2]/[.C19]/[.C19]" office:value-type="float" office:value="0.491773755392" calcext:value-type="float">
            <text:p>0.491773755392</text:p>
          </table:table-cell>
          <table:table-cell table:formula="of:=[.D19]*[.D19]" office:value-type="float" office:value="0.000056308094992384" calcext:value-type="float">
            <text:p>5.6308094992384E-05</text:p>
          </table:table-cell>
          <table:table-cell table:formula="of:=[.D19]+[.E19]*2" office:value-type="float" office:value="0.991051382784" calcext:value-type="float">
            <text:p>0.991051382784</text:p>
          </table:table-cell>
          <table:table-cell/>
          <table:table-cell table:formula="of:=0.99/([.$B$2]/[.C19] + 2*[.$C$2]/[.C19]/[.C19])" office:value-type="float" office:value="0.0000228757059359667" calcext:value-type="float">
            <text:p>2.29E-0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*2" office:value-type="float" office:value="131072" calcext:value-type="float">
            <text:p>131072</text:p>
          </table:table-cell>
          <table:table-cell table:formula="of:=[.$A$2]/[.B20]" office:value-type="float" office:value="0.000152587890625" calcext:value-type="float">
            <text:p>0.000152587890625</text:p>
          </table:table-cell>
          <table:table-cell table:formula="of:=[.$B$2]*[.$D$2]/[.C20]" office:value-type="float" office:value="0.015007744" calcext:value-type="float">
            <text:p>0.015007744</text:p>
          </table:table-cell>
          <table:table-cell table:formula="of:=[.$C$2]*[.$D$2]/[.C20]/[.C20]" office:value-type="float" office:value="1.967095021568" calcext:value-type="float">
            <text:p>1.967095021568</text:p>
          </table:table-cell>
          <table:table-cell table:formula="of:=[.D20]*[.D20]" office:value-type="float" office:value="0.000225232379969536" calcext:value-type="float">
            <text:p>0.00022523237997</text:p>
          </table:table-cell>
          <table:table-cell table:formula="of:=[.D20]+[.E20]*2" office:value-type="float" office:value="3.949197787136" calcext:value-type="float">
            <text:p>3.94919778713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*2" office:value-type="float" office:value="262144" calcext:value-type="float">
            <text:p>262144</text:p>
          </table:table-cell>
          <table:table-cell table:formula="of:=[.$A$2]/[.B21]" office:value-type="float" office:value="0.0000762939453125" calcext:value-type="float">
            <text:p>7.62939453125E-05</text:p>
          </table:table-cell>
          <table:table-cell table:formula="of:=[.$B$2]*[.$D$2]/[.C21]" office:value-type="float" office:value="0.030015488" calcext:value-type="float">
            <text:p>0.030015488</text:p>
          </table:table-cell>
          <table:table-cell table:formula="of:=[.$C$2]*[.$D$2]/[.C21]/[.C21]" office:value-type="float" office:value="7.868380086272" calcext:value-type="float">
            <text:p>7.868380086272</text:p>
          </table:table-cell>
          <table:table-cell table:formula="of:=[.D21]*[.D21]" office:value-type="float" office:value="0.000900929519878144" calcext:value-type="float">
            <text:p>0.000900929519878</text:p>
          </table:table-cell>
          <table:table-cell table:formula="of:=[.D21]+[.E21]*2" office:value-type="float" office:value="15.766775660544" calcext:value-type="float">
            <text:p>15.76677566054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*2" office:value-type="float" office:value="524288" calcext:value-type="float">
            <text:p>524288</text:p>
          </table:table-cell>
          <table:table-cell table:formula="of:=[.$A$2]/[.B22]" office:value-type="float" office:value="0.00003814697265625" calcext:value-type="float">
            <text:p>3.814697265625E-05</text:p>
          </table:table-cell>
          <table:table-cell table:formula="of:=[.$B$2]*[.$D$2]/[.C22]" office:value-type="float" office:value="0.060030976" calcext:value-type="float">
            <text:p>0.060030976</text:p>
          </table:table-cell>
          <table:table-cell table:formula="of:=[.$C$2]*[.$D$2]/[.C22]/[.C22]" office:value-type="float" office:value="31.473520345088" calcext:value-type="float">
            <text:p>31.473520345088</text:p>
          </table:table-cell>
          <table:table-cell table:formula="of:=[.D22]*[.D22]" office:value-type="float" office:value="0.00360371807951258" calcext:value-type="float">
            <text:p>0.003603718079513</text:p>
          </table:table-cell>
          <table:table-cell table:formula="of:=[.D22]+[.E22]*2" office:value-type="float" office:value="63.007071666176" calcext:value-type="float">
            <text:p>63.00707166617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2" office:value-type="float" office:value="1048576" calcext:value-type="float">
            <text:p>1048576</text:p>
          </table:table-cell>
          <table:table-cell table:formula="of:=[.$A$2]/[.B23]" office:value-type="float" office:value="0.000019073486328125" calcext:value-type="float">
            <text:p>1.9073486328125E-05</text:p>
          </table:table-cell>
          <table:table-cell table:formula="of:=[.$B$2]*[.$D$2]/[.C23]" office:value-type="float" office:value="0.120061952" calcext:value-type="float">
            <text:p>0.120061952</text:p>
          </table:table-cell>
          <table:table-cell table:formula="of:=[.$C$2]*[.$D$2]/[.C23]/[.C23]" office:value-type="float" office:value="125.894081380352" calcext:value-type="float">
            <text:p>125.894081380352</text:p>
          </table:table-cell>
          <table:table-cell table:formula="of:=[.D23]*[.D23]" office:value-type="float" office:value="0.0144148723180503" calcext:value-type="float">
            <text:p>0.01441487231805</text:p>
          </table:table-cell>
          <table:table-cell table:formula="of:=[.D23]+[.E23]*2" office:value-type="float" office:value="251.908224712704" calcext:value-type="float">
            <text:p>251.908224712704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Thd</text:p>
          </table:table-cell>
          <table:table-cell table:style-name="Default" office:value-type="string" calcext:value-type="string">
            <text:p>tStep</text:p>
          </table:table-cell>
          <table:table-cell office:value-type="string" calcext:value-type="string">
            <text:p>nCell</text:p>
          </table:table-cell>
          <table:table-cell office:value-type="string" calcext:value-type="string">
            <text:p>Temp_1</text:p>
          </table:table-cell>
          <table:table-cell office:value-type="string" calcext:value-type="string">
            <text:p>Temp_nC</text:p>
          </table:table-cell>
          <table:table-cell office:value-type="string" calcext:value-type="string">
            <text:p>discL2</text:p>
          </table:table-cell>
          <table:table-cell office:value-type="string" calcext:value-type="string">
            <text:p>remark</text:p>
          </table:table-cell>
        </table:table-row>
      </table:table>
      <table:table table:name="pe=0.001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" office:value-type="float" office:value="2000" calcext:value-type="float">
            <text:p>2.00E+03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5" table:formula="of:=[.B2]*[.A2]/[.E2]" office:value-type="float" office:value="2000" calcext:value-type="float">
            <text:p>2.00E+03</text:p>
          </table:table-cell>
          <table:table-cell table:style-name="ce1" office:value-type="float" office:value="0.00000369" calcext:value-type="float">
            <text:p>3.69E-06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/>
          <table:table-cell table:style-name="Default" office:value-type="string" calcext:value-type="string">
            <text:p>d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2]/[.B6]" office:value-type="float" office:value="250" calcext:value-type="float">
            <text:p>250</text:p>
          </table:table-cell>
          <table:table-cell table:formula="of:=[.$B$2]*[.$D$2]/[.C6]" office:value-type="float" office:value="0.00000000001476" calcext:value-type="float">
            <text:p>1.476E-11</text:p>
          </table:table-cell>
          <table:table-cell table:formula="of:=[.$C$2]*[.$D$2]/[.C6]/[.C6]" office:value-type="float" office:value="0.00000011808" calcext:value-type="float">
            <text:p>1.1808E-07</text:p>
          </table:table-cell>
          <table:table-cell table:formula="of:=[.D6]*[.D6]" office:value-type="float" office:value="2.178576E-022" calcext:value-type="float">
            <text:p>2.178576E-22</text:p>
          </table:table-cell>
          <table:table-cell table:formula="of:=[.D6]+[.E6]*2" office:value-type="float" office:value="0.00000023617476" calcext:value-type="float">
            <text:p>2.3617476E-07</text:p>
          </table:table-cell>
          <table:table-cell table:style-name="ce8"/>
          <table:table-cell table:formula="of:=0.99/([.$B$2]/[.C6] + 2*[.$C$2]/[.C6]/[.C6])" office:value-type="float" office:value="15.467783263546" calcext:value-type="float">
            <text:p>1.55E+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2" office:value-type="float" office:value="16" calcext:value-type="float">
            <text:p>16</text:p>
          </table:table-cell>
          <table:table-cell table:formula="of:=[.$A$2]/[.B7]" office:value-type="float" office:value="125" calcext:value-type="float">
            <text:p>125</text:p>
          </table:table-cell>
          <table:table-cell table:formula="of:=[.$B$2]*[.$D$2]/[.C7]" office:value-type="float" office:value="0.00000000002952" calcext:value-type="float">
            <text:p>2.952E-11</text:p>
          </table:table-cell>
          <table:table-cell table:formula="of:=[.$C$2]*[.$D$2]/[.C7]/[.C7]" office:value-type="float" office:value="0.00000047232" calcext:value-type="float">
            <text:p>4.7232E-07</text:p>
          </table:table-cell>
          <table:table-cell table:formula="of:=[.D7]*[.D7]" office:value-type="float" office:value="8.714304E-022" calcext:value-type="float">
            <text:p>8.714304E-22</text:p>
          </table:table-cell>
          <table:table-cell table:formula="of:=[.D7]+[.E7]*2" office:value-type="float" office:value="0.00000094466952" calcext:value-type="float">
            <text:p>9.4466952E-07</text:p>
          </table:table-cell>
          <table:table-cell/>
          <table:table-cell table:formula="of:=0.99/([.$B$2]/[.C7] + 2*[.$C$2]/[.C7]/[.C7])" office:value-type="float" office:value="3.86706665416706" calcext:value-type="float">
            <text:p>3.87E+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2" office:value-type="float" office:value="32" calcext:value-type="float">
            <text:p>32</text:p>
          </table:table-cell>
          <table:table-cell table:formula="of:=[.$A$2]/[.B8]" office:value-type="float" office:value="62.5" calcext:value-type="float">
            <text:p>62.5</text:p>
          </table:table-cell>
          <table:table-cell table:formula="of:=[.$B$2]*[.$D$2]/[.C8]" office:value-type="float" office:value="0.00000000005904" calcext:value-type="float">
            <text:p>5.904E-11</text:p>
          </table:table-cell>
          <table:table-cell table:formula="of:=[.$C$2]*[.$D$2]/[.C8]/[.C8]" office:value-type="float" office:value="0.00000188928" calcext:value-type="float">
            <text:p>1.88928E-06</text:p>
          </table:table-cell>
          <table:table-cell table:formula="of:=[.D8]*[.D8]" office:value-type="float" office:value="3.4857216E-021" calcext:value-type="float">
            <text:p>3.4857216E-21</text:p>
          </table:table-cell>
          <table:table-cell table:formula="of:=[.D8]+[.E8]*2" office:value-type="float" office:value="0.00000377861904" calcext:value-type="float">
            <text:p>3.77861904E-06</text:p>
          </table:table-cell>
          <table:table-cell/>
          <table:table-cell table:formula="of:=0.99/([.$B$2]/[.C8] + 2*[.$C$2]/[.C8]/[.C8])" office:value-type="float" office:value="0.966781769034859" calcext:value-type="float">
            <text:p>9.67E-0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2" office:value-type="float" office:value="64" calcext:value-type="float">
            <text:p>64</text:p>
          </table:table-cell>
          <table:table-cell table:formula="of:=[.$A$2]/[.B9]" office:value-type="float" office:value="31.25" calcext:value-type="float">
            <text:p>31.25</text:p>
          </table:table-cell>
          <table:table-cell table:formula="of:=[.$B$2]*[.$D$2]/[.C9]" office:value-type="float" office:value="0.00000000011808" calcext:value-type="float">
            <text:p>1.1808E-10</text:p>
          </table:table-cell>
          <table:table-cell table:formula="of:=[.$C$2]*[.$D$2]/[.C9]/[.C9]" office:value-type="float" office:value="0.00000755712" calcext:value-type="float">
            <text:p>7.55712E-06</text:p>
          </table:table-cell>
          <table:table-cell table:formula="of:=[.D9]*[.D9]" office:value-type="float" office:value="1.39428864E-020" calcext:value-type="float">
            <text:p>1.39428864E-20</text:p>
          </table:table-cell>
          <table:table-cell table:formula="of:=[.D9]+[.E9]*2" office:value-type="float" office:value="0.00001511435808" calcext:value-type="float">
            <text:p>1.511435808E-05</text:p>
          </table:table-cell>
          <table:table-cell/>
          <table:table-cell table:formula="of:=0.99/([.$B$2]/[.C9] + 2*[.$C$2]/[.C9]/[.C9])" office:value-type="float" office:value="0.241697330489605" calcext:value-type="float">
            <text:p>2.42E-0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2" office:value-type="float" office:value="128" calcext:value-type="float">
            <text:p>128</text:p>
          </table:table-cell>
          <table:table-cell table:formula="of:=[.$A$2]/[.B10]" office:value-type="float" office:value="15.625" calcext:value-type="float">
            <text:p>15.625</text:p>
          </table:table-cell>
          <table:table-cell table:formula="of:=[.$B$2]*[.$D$2]/[.C10]" office:value-type="float" office:value="0.00000000023616" calcext:value-type="float">
            <text:p>2.3616E-10</text:p>
          </table:table-cell>
          <table:table-cell table:formula="of:=[.$C$2]*[.$D$2]/[.C10]/[.C10]" office:value-type="float" office:value="0.00003022848" calcext:value-type="float">
            <text:p>3.022848E-05</text:p>
          </table:table-cell>
          <table:table-cell table:formula="of:=[.D10]*[.D10]" office:value-type="float" office:value="5.57715456E-020" calcext:value-type="float">
            <text:p>5.57715456E-20</text:p>
          </table:table-cell>
          <table:table-cell table:formula="of:=[.D10]+[.E10]*2" office:value-type="float" office:value="0.00006045719616" calcext:value-type="float">
            <text:p>6.045719616E-05</text:p>
          </table:table-cell>
          <table:table-cell table:style-name="ce8"/>
          <table:table-cell table:formula="of:=0.99/([.$B$2]/[.C10] + 2*[.$C$2]/[.C10]/[.C10])" office:value-type="float" office:value="0.0604245686540287" calcext:value-type="float">
            <text:p>6.04E-0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2" office:value-type="float" office:value="256" calcext:value-type="float">
            <text:p>256</text:p>
          </table:table-cell>
          <table:table-cell table:formula="of:=[.$A$2]/[.B11]" office:value-type="float" office:value="7.8125" calcext:value-type="float">
            <text:p>7.8125</text:p>
          </table:table-cell>
          <table:table-cell table:formula="of:=[.$B$2]*[.$D$2]/[.C11]" office:value-type="float" office:value="0.00000000047232" calcext:value-type="float">
            <text:p>4.7232E-10</text:p>
          </table:table-cell>
          <table:table-cell table:formula="of:=[.$C$2]*[.$D$2]/[.C11]/[.C11]" office:value-type="float" office:value="0.00012091392" calcext:value-type="float">
            <text:p>0.00012091392</text:p>
          </table:table-cell>
          <table:table-cell table:formula="of:=[.D11]*[.D11]" office:value-type="float" office:value="2.230861824E-019" calcext:value-type="float">
            <text:p>2.230861824E-19</text:p>
          </table:table-cell>
          <table:table-cell table:formula="of:=[.D11]+[.E11]*2" office:value-type="float" office:value="0.00024182831232" calcext:value-type="float">
            <text:p>0.00024182831232</text:p>
          </table:table-cell>
          <table:table-cell table:style-name="ce9"/>
          <table:table-cell table:formula="of:=0.99/([.$B$2]/[.C11] + 2*[.$C$2]/[.C11]/[.C11])" office:value-type="float" office:value="0.0151061716676335" calcext:value-type="float">
            <text:p>1.51E-0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2" office:value-type="float" office:value="512" calcext:value-type="float">
            <text:p>512</text:p>
          </table:table-cell>
          <table:table-cell table:formula="of:=[.$A$2]/[.B12]" office:value-type="float" office:value="3.90625" calcext:value-type="float">
            <text:p>3.90625</text:p>
          </table:table-cell>
          <table:table-cell table:formula="of:=[.$B$2]*[.$D$2]/[.C12]" office:value-type="float" office:value="0.00000000094464" calcext:value-type="float">
            <text:p>9.4464E-10</text:p>
          </table:table-cell>
          <table:table-cell table:formula="of:=[.$C$2]*[.$D$2]/[.C12]/[.C12]" office:value-type="float" office:value="0.00048365568" calcext:value-type="float">
            <text:p>0.00048365568</text:p>
          </table:table-cell>
          <table:table-cell table:formula="of:=[.D12]*[.D12]" office:value-type="float" office:value="8.923447296E-019" calcext:value-type="float">
            <text:p>8.923447296E-19</text:p>
          </table:table-cell>
          <table:table-cell table:formula="of:=[.D12]+[.E12]*2" office:value-type="float" office:value="0.00096731230464" calcext:value-type="float">
            <text:p>0.00096731230464</text:p>
          </table:table-cell>
          <table:table-cell table:style-name="ce8"/>
          <table:table-cell table:formula="of:=0.99/([.$B$2]/[.C12] + 2*[.$C$2]/[.C12]/[.C12])" office:value-type="float" office:value="0.00377654660493496" calcext:value-type="float">
            <text:p>3.78E-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2" office:value-type="float" office:value="1024" calcext:value-type="float">
            <text:p>1024</text:p>
          </table:table-cell>
          <table:table-cell table:formula="of:=[.$A$2]/[.B13]" office:value-type="float" office:value="1.953125" calcext:value-type="float">
            <text:p>1.953125</text:p>
          </table:table-cell>
          <table:table-cell table:formula="of:=[.$B$2]*[.$D$2]/[.C13]" office:value-type="float" office:value="0.00000000188928" calcext:value-type="float">
            <text:p>1.88928E-09</text:p>
          </table:table-cell>
          <table:table-cell table:formula="of:=[.$C$2]*[.$D$2]/[.C13]/[.C13]" office:value-type="float" office:value="0.00193462272" calcext:value-type="float">
            <text:p>0.00193462272</text:p>
          </table:table-cell>
          <table:table-cell table:formula="of:=[.D13]*[.D13]" office:value-type="float" office:value="3.5693789184E-018" calcext:value-type="float">
            <text:p>3.5693789184E-18</text:p>
          </table:table-cell>
          <table:table-cell table:formula="of:=[.D13]+[.E13]*2" office:value-type="float" office:value="0.00386924732928" calcext:value-type="float">
            <text:p>0.00386924732928</text:p>
          </table:table-cell>
          <table:table-cell table:style-name="ce8"/>
          <table:table-cell table:formula="of:=0.99/([.$B$2]/[.C13] + 2*[.$C$2]/[.C13]/[.C13])" office:value-type="float" office:value="0.000944137112237738" calcext:value-type="float">
            <text:p>9.44E-0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*2" office:value-type="float" office:value="2048" calcext:value-type="float">
            <text:p>2048</text:p>
          </table:table-cell>
          <table:table-cell table:formula="of:=[.$A$2]/[.B14]" office:value-type="float" office:value="0.9765625" calcext:value-type="float">
            <text:p>0.9765625</text:p>
          </table:table-cell>
          <table:table-cell table:formula="of:=[.$B$2]*[.$D$2]/[.C14]" office:value-type="float" office:value="0.00000000377856" calcext:value-type="float">
            <text:p>3.77856E-09</text:p>
          </table:table-cell>
          <table:table-cell table:formula="of:=[.$C$2]*[.$D$2]/[.C14]/[.C14]" office:value-type="float" office:value="0.00773849088" calcext:value-type="float">
            <text:p>0.00773849088</text:p>
          </table:table-cell>
          <table:table-cell table:formula="of:=[.D14]*[.D14]" office:value-type="float" office:value="1.42775156736E-017" calcext:value-type="float">
            <text:p>1.42775156736E-17</text:p>
          </table:table-cell>
          <table:table-cell table:formula="of:=[.D14]+[.E14]*2" office:value-type="float" office:value="0.01547698553856" calcext:value-type="float">
            <text:p>0.01547698553856</text:p>
          </table:table-cell>
          <table:table-cell table:style-name="ce8"/>
          <table:table-cell table:formula="of:=0.99/([.$B$2]/[.C14] + 2*[.$C$2]/[.C14]/[.C14])" office:value-type="float" office:value="0.000236034335684977" calcext:value-type="float">
            <text:p>2.36E-0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*2" office:value-type="float" office:value="4096" calcext:value-type="float">
            <text:p>4096</text:p>
          </table:table-cell>
          <table:table-cell table:formula="of:=[.$A$2]/[.B15]" office:value-type="float" office:value="0.48828125" calcext:value-type="float">
            <text:p>0.48828125</text:p>
          </table:table-cell>
          <table:table-cell table:formula="of:=[.$B$2]*[.$D$2]/[.C15]" office:value-type="float" office:value="0.00000000755712" calcext:value-type="float">
            <text:p>7.55712E-09</text:p>
          </table:table-cell>
          <table:table-cell table:formula="of:=[.$C$2]*[.$D$2]/[.C15]/[.C15]" office:value-type="float" office:value="0.03095396352" calcext:value-type="float">
            <text:p>0.03095396352</text:p>
          </table:table-cell>
          <table:table-cell table:formula="of:=[.D15]*[.D15]" office:value-type="float" office:value="5.71100626944E-017" calcext:value-type="float">
            <text:p>5.71100626944E-17</text:p>
          </table:table-cell>
          <table:table-cell table:formula="of:=[.D15]+[.E15]*2" office:value-type="float" office:value="0.06190793459712" calcext:value-type="float">
            <text:p>0.06190793459712</text:p>
          </table:table-cell>
          <table:table-cell table:style-name="ce8"/>
          <table:table-cell table:formula="of:=0.99/([.$B$2]/[.C15] + 2*[.$C$2]/[.C15]/[.C15])" office:value-type="float" office:value="0.0000590085911244396" calcext:value-type="float">
            <text:p>5.90E-0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*2" office:value-type="float" office:value="8192" calcext:value-type="float">
            <text:p>8192</text:p>
          </table:table-cell>
          <table:table-cell table:formula="of:=[.$A$2]/[.B16]" office:value-type="float" office:value="0.244140625" calcext:value-type="float">
            <text:p>0.244140625</text:p>
          </table:table-cell>
          <table:table-cell table:formula="of:=[.$B$2]*[.$D$2]/[.C16]" office:value-type="float" office:value="0.00000001511424" calcext:value-type="float">
            <text:p>1.511424E-08</text:p>
          </table:table-cell>
          <table:table-cell table:formula="of:=[.$C$2]*[.$D$2]/[.C16]/[.C16]" office:value-type="float" office:value="0.12381585408" calcext:value-type="float">
            <text:p>0.12381585408</text:p>
          </table:table-cell>
          <table:table-cell table:formula="of:=[.D16]*[.D16]" office:value-type="float" office:value="2.284402507776E-016" calcext:value-type="float">
            <text:p>2.284402507776E-16</text:p>
          </table:table-cell>
          <table:table-cell table:formula="of:=[.D16]+[.E16]*2" office:value-type="float" office:value="0.24763172327424" calcext:value-type="float">
            <text:p>0.24763172327424</text:p>
          </table:table-cell>
          <table:table-cell table:style-name="ce8"/>
          <table:table-cell table:formula="of:=0.99/([.$B$2]/[.C16] + 2*[.$C$2]/[.C16]/[.C16])" office:value-type="float" office:value="0.0000147521486815095" calcext:value-type="float">
            <text:p>1.48E-0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*2" office:value-type="float" office:value="16384" calcext:value-type="float">
            <text:p>16384</text:p>
          </table:table-cell>
          <table:table-cell table:formula="of:=[.$A$2]/[.B17]" office:value-type="float" office:value="0.1220703125" calcext:value-type="float">
            <text:p>0.1220703125</text:p>
          </table:table-cell>
          <table:table-cell table:formula="of:=[.$B$2]*[.$D$2]/[.C17]" office:value-type="float" office:value="0.00000003022848" calcext:value-type="float">
            <text:p>3.022848E-08</text:p>
          </table:table-cell>
          <table:table-cell table:formula="of:=[.$C$2]*[.$D$2]/[.C17]/[.C17]" office:value-type="float" office:value="0.49526341632" calcext:value-type="float">
            <text:p>0.49526341632</text:p>
          </table:table-cell>
          <table:table-cell table:formula="of:=[.D17]*[.D17]" office:value-type="float" office:value="9.137610031104E-016" calcext:value-type="float">
            <text:p>9.137610031104E-16</text:p>
          </table:table-cell>
          <table:table-cell table:formula="of:=[.D17]+[.E17]*2" office:value-type="float" office:value="0.99052686286848" calcext:value-type="float">
            <text:p>0.99052686286848</text:p>
          </table:table-cell>
          <table:table-cell/>
          <table:table-cell table:formula="of:=0.99/([.$B$2]/[.C17] + 2*[.$C$2]/[.C17]/[.C17])" office:value-type="float" office:value="0.00000368803728292733" calcext:value-type="float">
            <text:p>3.69E-0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*2" office:value-type="float" office:value="32768" calcext:value-type="float">
            <text:p>32768</text:p>
          </table:table-cell>
          <table:table-cell table:formula="of:=[.$A$2]/[.B18]" office:value-type="float" office:value="0.06103515625" calcext:value-type="float">
            <text:p>0.06103515625</text:p>
          </table:table-cell>
          <table:table-cell table:formula="of:=[.$B$2]*[.$D$2]/[.C18]" office:value-type="float" office:value="0.00000006045696" calcext:value-type="float">
            <text:p>6.045696E-08</text:p>
          </table:table-cell>
          <table:table-cell table:formula="of:=[.$C$2]*[.$D$2]/[.C18]/[.C18]" office:value-type="float" office:value="1.98105366528" calcext:value-type="float">
            <text:p>1.98105366528</text:p>
          </table:table-cell>
          <table:table-cell table:formula="of:=[.D18]*[.D18]" office:value-type="float" office:value="3.6550440124416E-015" calcext:value-type="float">
            <text:p>3.6550440124416E-15</text:p>
          </table:table-cell>
          <table:table-cell table:formula="of:=[.D18]+[.E18]*2" office:value-type="float" office:value="3.96210739101696" calcext:value-type="float">
            <text:p>3.9621073910169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*2" office:value-type="float" office:value="65536" calcext:value-type="float">
            <text:p>65536</text:p>
          </table:table-cell>
          <table:table-cell table:formula="of:=[.$A$2]/[.B19]" office:value-type="float" office:value="0.030517578125" calcext:value-type="float">
            <text:p>0.030517578125</text:p>
          </table:table-cell>
          <table:table-cell table:formula="of:=[.$B$2]*[.$D$2]/[.C19]" office:value-type="float" office:value="0.00000012091392" calcext:value-type="float">
            <text:p>1.2091392E-07</text:p>
          </table:table-cell>
          <table:table-cell table:formula="of:=[.$C$2]*[.$D$2]/[.C19]/[.C19]" office:value-type="float" office:value="7.92421466112" calcext:value-type="float">
            <text:p>7.92421466112</text:p>
          </table:table-cell>
          <table:table-cell table:formula="of:=[.D19]*[.D19]" office:value-type="float" office:value="0.0000000000000146201760497664" calcext:value-type="float">
            <text:p>1.46201760497664E-14</text:p>
          </table:table-cell>
          <table:table-cell table:formula="of:=[.D19]+[.E19]*2" office:value-type="float" office:value="15.8484294431539" calcext:value-type="float">
            <text:p>15.8484294431539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*2" office:value-type="float" office:value="131072" calcext:value-type="float">
            <text:p>131072</text:p>
          </table:table-cell>
          <table:table-cell table:formula="of:=[.$A$2]/[.B20]" office:value-type="float" office:value="0.0152587890625" calcext:value-type="float">
            <text:p>0.0152587890625</text:p>
          </table:table-cell>
          <table:table-cell table:formula="of:=[.$B$2]*[.$D$2]/[.C20]" office:value-type="float" office:value="0.00000024182784" calcext:value-type="float">
            <text:p>2.4182784E-07</text:p>
          </table:table-cell>
          <table:table-cell table:formula="of:=[.$C$2]*[.$D$2]/[.C20]/[.C20]" office:value-type="float" office:value="31.69685864448" calcext:value-type="float">
            <text:p>31.69685864448</text:p>
          </table:table-cell>
          <table:table-cell table:formula="of:=[.D20]*[.D20]" office:value-type="float" office:value="0.0000000000000584807041990656" calcext:value-type="float">
            <text:p>5.84807041990656E-14</text:p>
          </table:table-cell>
          <table:table-cell table:formula="of:=[.D20]+[.E20]*2" office:value-type="float" office:value="63.3937175307878" calcext:value-type="float">
            <text:p>63.393717530787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*2" office:value-type="float" office:value="262144" calcext:value-type="float">
            <text:p>262144</text:p>
          </table:table-cell>
          <table:table-cell table:formula="of:=[.$A$2]/[.B21]" office:value-type="float" office:value="0.00762939453125" calcext:value-type="float">
            <text:p>0.00762939453125</text:p>
          </table:table-cell>
          <table:table-cell table:formula="of:=[.$B$2]*[.$D$2]/[.C21]" office:value-type="float" office:value="0.00000048365568" calcext:value-type="float">
            <text:p>4.8365568E-07</text:p>
          </table:table-cell>
          <table:table-cell table:formula="of:=[.$C$2]*[.$D$2]/[.C21]/[.C21]" office:value-type="float" office:value="126.78743457792" calcext:value-type="float">
            <text:p>126.78743457792</text:p>
          </table:table-cell>
          <table:table-cell table:formula="of:=[.D21]*[.D21]" office:value-type="float" office:value="0.000000000000233922816796262" calcext:value-type="float">
            <text:p>2.33922816796262E-13</text:p>
          </table:table-cell>
          <table:table-cell table:formula="of:=[.D21]+[.E21]*2" office:value-type="float" office:value="253.574869639496" calcext:value-type="float">
            <text:p>253.574869639496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*2" office:value-type="float" office:value="524288" calcext:value-type="float">
            <text:p>524288</text:p>
          </table:table-cell>
          <table:table-cell table:formula="of:=[.$A$2]/[.B22]" office:value-type="float" office:value="0.003814697265625" calcext:value-type="float">
            <text:p>0.003814697265625</text:p>
          </table:table-cell>
          <table:table-cell table:formula="of:=[.$B$2]*[.$D$2]/[.C22]" office:value-type="float" office:value="0.00000096731136" calcext:value-type="float">
            <text:p>9.6731136E-07</text:p>
          </table:table-cell>
          <table:table-cell table:formula="of:=[.$C$2]*[.$D$2]/[.C22]/[.C22]" office:value-type="float" office:value="507.14973831168" calcext:value-type="float">
            <text:p>507.14973831168</text:p>
          </table:table-cell>
          <table:table-cell table:formula="of:=[.D22]*[.D22]" office:value-type="float" office:value="0.00000000000093569126718505" calcext:value-type="float">
            <text:p>9.3569126718505E-13</text:p>
          </table:table-cell>
          <table:table-cell table:formula="of:=[.D22]+[.E22]*2" office:value-type="float" office:value="1014.29947759067" calcext:value-type="float">
            <text:p>1014.2994775906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2" office:value-type="float" office:value="1048576" calcext:value-type="float">
            <text:p>1048576</text:p>
          </table:table-cell>
          <table:table-cell table:formula="of:=[.$A$2]/[.B23]" office:value-type="float" office:value="0.0019073486328125" calcext:value-type="float">
            <text:p>0.001907348632813</text:p>
          </table:table-cell>
          <table:table-cell table:formula="of:=[.$B$2]*[.$D$2]/[.C23]" office:value-type="float" office:value="0.00000193462272" calcext:value-type="float">
            <text:p>1.93462272E-06</text:p>
          </table:table-cell>
          <table:table-cell table:formula="of:=[.$C$2]*[.$D$2]/[.C23]/[.C23]" office:value-type="float" office:value="2028.59895324672" calcext:value-type="float">
            <text:p>2028.59895324672</text:p>
          </table:table-cell>
          <table:table-cell table:formula="of:=[.D23]*[.D23]" office:value-type="float" office:value="0.0000000000037427650687402" calcext:value-type="float">
            <text:p>3.7427650687402E-12</text:p>
          </table:table-cell>
          <table:table-cell table:formula="of:=[.D23]+[.E23]*2" office:value-type="float" office:value="4057.19790842806" calcext:value-type="float">
            <text:p>4057.19790842806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Thd</text:p>
          </table:table-cell>
          <table:table-cell table:style-name="Default" office:value-type="string" calcext:value-type="string">
            <text:p>tStep</text:p>
          </table:table-cell>
          <table:table-cell office:value-type="string" calcext:value-type="string">
            <text:p>nCell</text:p>
          </table:table-cell>
          <table:table-cell office:value-type="string" calcext:value-type="string">
            <text:p>Temp_1</text:p>
          </table:table-cell>
          <table:table-cell office:value-type="string" calcext:value-type="string">
            <text:p>Temp_nC</text:p>
          </table:table-cell>
          <table:table-cell office:value-type="string" calcext:value-type="string">
            <text:p>discL2</text:p>
          </table:table-cell>
          <table:table-cell office:value-type="string" calcext:value-type="string">
            <text:p>remark</text:p>
          </table:table-cell>
        </table:table-row>
      </table:table>
      <table:table table:name="results" table:style-name="ta1">
        <table:table-column table:style-name="co1" table:number-columns-repeated="3" table:default-cell-style-name="Default"/>
        <table:table-column table:style-name="co1" table:number-columns-repeated="6" table:default-cell-style-name="ce1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rrThd</text:p>
          </table:table-cell>
          <table:table-cell office:value-type="string" calcext:value-type="string">
            <text:p>MaxT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.006" calcext:value-type="float">
            <text:p>6.00E-03</text:p>
          </table:table-cell>
          <table:table-cell office:value-type="float" office:value="1" calcext:value-type="float">
            <text:p>1.00E+00</text:p>
          </table:table-cell>
          <table:table-cell office:value-type="float" office:value="20" calcext:value-type="float">
            <text:p>2.0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.00E+00</text:p>
          </table:table-cell>
          <table:table-cell office:value-type="float" office:value="0.0000000231" calcext:value-type="float">
            <text:p>2.31E-0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4.00E-03</text:p>
          </table:table-cell>
          <table:table-cell office:value-type="float" office:value="1" calcext:value-type="float">
            <text:p>1.00E+00</text:p>
          </table:table-cell>
          <table:table-cell office:value-type="float" office:value="20" calcext:value-type="float">
            <text:p>2.0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.00E+00</text:p>
          </table:table-cell>
          <table:table-cell office:value-type="float" office:value="0.0000000231" calcext:value-type="float">
            <text:p>2.31E-0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8.00E-03</text:p>
          </table:table-cell>
          <table:table-cell office:value-type="float" office:value="9847274" calcext:value-type="float">
            <text:p>9.85E+06</text:p>
          </table:table-cell>
          <table:table-cell office:value-type="float" office:value="20" calcext:value-type="float">
            <text:p>2.0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.00E+00</text:p>
          </table:table-cell>
          <table:table-cell office:value-type="float" office:value="0.000000369" calcext:value-type="float">
            <text:p>3.69E-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or 8 cells, T=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8.00E-03</text:p>
          </table:table-cell>
          <table:table-cell office:value-type="float" office:value="1" calcext:value-type="float">
            <text:p>1.00E+00</text:p>
          </table:table-cell>
          <table:table-cell office:value-type="float" office:value="20" calcext:value-type="float">
            <text:p>2.0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0.002" calcext:value-type="float">
            <text:p>2.00E-03</text:p>
          </table:table-cell>
          <table:table-cell office:value-type="float" office:value="0.000358" calcext:value-type="float">
            <text:p>3.58E-0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8.00E-03</text:p>
          </table:table-cell>
          <table:table-cell office:value-type="float" office:value="105552" calcext:value-type="float">
            <text:p>1.06E+05</text:p>
          </table:table-cell>
          <table:table-cell office:value-type="float" office:value="20" calcext:value-type="float">
            <text:p>2.0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0.002" calcext:value-type="float">
            <text:p>2.00E-03</text:p>
          </table:table-cell>
          <table:table-cell office:value-type="float" office:value="0.000358" calcext:value-type="float">
            <text:p>3.58E-0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6881635" calcext:value-type="float">
            <text:p>6.88E+06</text:p>
          </table:table-cell>
          <table:table-cell office:value-type="float" office:value="20" calcext:value-type="float">
            <text:p>2.0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0.002" calcext:value-type="float">
            <text:p>2.00E-03</text:p>
          </table:table-cell>
          <table:table-cell office:value-type="float" office:value="0.0000229" calcext:value-type="float">
            <text:p>2.29E-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4 cells has large discEr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" calcext:value-type="float">
            <text:p>1.00E+00</text:p>
          </table:table-cell>
          <table:table-cell office:value-type="float" office:value="2000" calcext:value-type="float">
            <text:p>2.00E+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000" calcext:value-type="float">
            <text:p>2.00E+03</text:p>
          </table:table-cell>
          <table:table-cell office:value-type="float" office:value="0.00000369" calcext:value-type="float">
            <text:p>3.69E-0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8.00E-03</text:p>
          </table:table-cell>
          <table:table-cell office:value-type="float" office:value="1" calcext:value-type="float">
            <text:p>1.00E+00</text:p>
          </table:table-cell>
          <table:table-cell office:value-type="float" office:value="2000" calcext:value-type="float">
            <text:p>2.00E+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000" calcext:value-type="float">
            <text:p>2.00E+03</text:p>
          </table:table-cell>
          <table:table-cell office:value-type="float" office:value="0.00000369" calcext:value-type="float">
            <text:p>3.69E-0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8.00E-03</text:p>
          </table:table-cell>
          <table:table-cell office:value-type="float" office:value="1" calcext:value-type="float">
            <text:p>1.00E+00</text:p>
          </table:table-cell>
          <table:table-cell office:value-type="float" office:value="2000" calcext:value-type="float">
            <text:p>2.00E+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000" calcext:value-type="float">
            <text:p>2.00E+03</text:p>
          </table:table-cell>
          <table:table-cell office:value-type="float" office:value="0.00000369" calcext:value-type="float">
            <text:p>3.69E-0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/00/0000</text:date>, <text:time style:data-style-name="N2" text:time-value="08:54:19.649674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09:22:53.197883469</meta:creation-date>
    <dc:date>2019-11-09T12:01:06.837056870</dc:date>
    <meta:editing-duration>PT1H53M37S</meta:editing-duration>
    <meta:editing-cycles>15</meta:editing-cycles>
    <meta:generator>LibreOffice/6.0.7.3$Linux_X86_64 LibreOffice_project/00m0$Build-3</meta:generator>
    <meta:document-statistic meta:table-count="4" meta:cell-count="999" meta:object-count="0"/>
  </office:meta>
</office:document-meta>
</file>